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4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8752" calcext:value-type="float">
            <text:p><text:s text:c="3"/>208,752</text:p>
          </table:table-cell>
          <table:table-cell table:style-name="ce35" office:value-type="float" office:value="189418" calcext:value-type="float">
            <text:p><text:s text:c="3"/>189,418</text:p>
          </table:table-cell>
          <table:table-cell table:style-name="ce35" office:value-type="float" office:value="6266" calcext:value-type="float">
            <text:p><text:s text:c="3"/>6,266</text:p>
          </table:table-cell>
          <table:table-cell table:style-name="ce35" office:value-type="float" office:value="5170" calcext:value-type="float">
            <text:p><text:s text:c="3"/>5,170</text:p>
          </table:table-cell>
          <table:table-cell table:style-name="ce35" office:value-type="float" office:value="1096" calcext:value-type="float">
            <text:p><text:s text:c="3"/>1,096</text:p>
          </table:table-cell>
          <table:table-cell table:style-name="ce35" office:value-type="float" office:value="13068" calcext:value-type="float">
            <text:p><text:s text:c="3"/>13,068</text:p>
          </table:table-cell>
          <table:table-cell table:style-name="ce35" office:value-type="float" office:value="9596" calcext:value-type="float">
            <text:p><text:s text:c="3"/>9,596</text:p>
          </table:table-cell>
          <table:table-cell table:style-name="ce35" office:value-type="float" office:value="3472" calcext:value-type="float">
            <text:p><text:s text:c="3"/>3,472</text:p>
          </table:table-cell>
          <table:table-cell table:style-name="ce35" office:value-type="float" office:value="202142" calcext:value-type="float">
            <text:p><text:s text:c="3"/>202,142</text:p>
          </table:table-cell>
          <table:table-cell table:style-name="ce35" office:value-type="float" office:value="183404" calcext:value-type="float">
            <text:p><text:s text:c="3"/>183,404</text:p>
          </table:table-cell>
          <table:table-cell table:style-name="ce35" office:value-type="float" office:value="6009" calcext:value-type="float">
            <text:p><text:s text:c="3"/>6,009</text:p>
          </table:table-cell>
          <table:table-cell table:style-name="ce35" office:value-type="float" office:value="5008" calcext:value-type="float">
            <text:p><text:s text:c="3"/>5,008</text:p>
          </table:table-cell>
          <table:table-cell table:style-name="ce35" office:value-type="float" office:value="1001" calcext:value-type="float">
            <text:p><text:s text:c="3"/>1,001</text:p>
          </table:table-cell>
          <table:table-cell table:style-name="ce35" office:value-type="float" office:value="12729" calcext:value-type="float">
            <text:p><text:s text:c="3"/>12,729</text:p>
          </table:table-cell>
          <table:table-cell table:style-name="ce35" office:value-type="float" office:value="9383" calcext:value-type="float">
            <text:p><text:s text:c="3"/>9,383</text:p>
          </table:table-cell>
          <table:table-cell table:style-name="ce35" office:value-type="float" office:value="3346" calcext:value-type="float">
            <text:p><text:s text:c="3"/>3,346</text:p>
          </table:table-cell>
          <table:table-cell table:style-name="ce35" office:value-type="float" office:value="6610" calcext:value-type="float">
            <text:p><text:s text:c="3"/>6,610</text:p>
          </table:table-cell>
          <table:table-cell table:style-name="ce35" office:value-type="float" office:value="6014" calcext:value-type="float">
            <text:p><text:s text:c="3"/>6,014</text:p>
          </table:table-cell>
          <table:table-cell table:style-name="ce35" office:value-type="float" office:value="257" calcext:value-type="float">
            <text:p><text:s text:c="3"/>257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339" calcext:value-type="float">
            <text:p><text:s text:c="3"/>339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69" office:value-type="float" office:value="126" calcext:value-type="float">
            <text:p><text:s text:c="3"/>126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3157" calcext:value-type="float">
            <text:p><text:s text:c="3"/>103,157</text:p>
          </table:table-cell>
          <table:table-cell table:style-name="ce36" office:value-type="float" office:value="97294" calcext:value-type="float">
            <text:p><text:s text:c="3"/>97,294</text:p>
          </table:table-cell>
          <table:table-cell table:style-name="ce36" office:value-type="float" office:value="1789" calcext:value-type="float">
            <text:p><text:s text:c="3"/>1,789</text:p>
          </table:table-cell>
          <table:table-cell table:style-name="ce36" office:value-type="float" office:value="1291" calcext:value-type="float">
            <text:p><text:s text:c="3"/>1,291</text:p>
          </table:table-cell>
          <table:table-cell table:style-name="ce36" office:value-type="float" office:value="498" calcext:value-type="float">
            <text:p><text:s text:c="3"/>498</text:p>
          </table:table-cell>
          <table:table-cell table:style-name="ce36" office:value-type="float" office:value="4074" calcext:value-type="float">
            <text:p><text:s text:c="3"/>4,074</text:p>
          </table:table-cell>
          <table:table-cell table:style-name="ce36" office:value-type="float" office:value="1506" calcext:value-type="float">
            <text:p><text:s text:c="3"/>1,506</text:p>
          </table:table-cell>
          <table:table-cell table:style-name="ce36" office:value-type="float" office:value="2568" calcext:value-type="float">
            <text:p><text:s text:c="3"/>2,568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95471" calcext:value-type="float">
            <text:p><text:s text:c="3"/>95,471</text:p>
          </table:table-cell>
          <table:table-cell table:style-name="ce36" office:value-type="float" office:value="1687" calcext:value-type="float">
            <text:p><text:s text:c="3"/>1,687</text:p>
          </table:table-cell>
          <table:table-cell table:style-name="ce36" office:value-type="float" office:value="1240" calcext:value-type="float">
            <text:p><text:s text:c="3"/>1,240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3913" calcext:value-type="float">
            <text:p><text:s text:c="3"/>3,913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2476" calcext:value-type="float">
            <text:p><text:s text:c="3"/>2,476</text:p>
          </table:table-cell>
          <table:table-cell table:style-name="ce36" office:value-type="float" office:value="2086" calcext:value-type="float">
            <text:p><text:s text:c="3"/>2,086</text:p>
          </table:table-cell>
          <table:table-cell table:style-name="ce36" office:value-type="float" office:value="1823" calcext:value-type="float">
            <text:p><text:s text:c="3"/>1,823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number-columns-repeated="2" table:style-name="ce36" office:value-type="float" office:value="51" calcext:value-type="float">
            <text:p><text:s text:c="3"/>51</text:p>
          </table:table-cell>
          <table:table-cell table:style-name="ce36" office:value-type="float" office:value="161" calcext:value-type="float">
            <text:p><text:s text:c="3"/>161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5595" calcext:value-type="float">
            <text:p><text:s text:c="3"/>105,595</text:p>
          </table:table-cell>
          <table:table-cell table:style-name="ce36" office:value-type="float" office:value="92124" calcext:value-type="float">
            <text:p><text:s text:c="3"/>92,124</text:p>
          </table:table-cell>
          <table:table-cell table:style-name="ce36" office:value-type="float" office:value="4477" calcext:value-type="float">
            <text:p><text:s text:c="3"/>4,477</text:p>
          </table:table-cell>
          <table:table-cell table:style-name="ce36" office:value-type="float" office:value="3879" calcext:value-type="float">
            <text:p><text:s text:c="3"/>3,879</text:p>
          </table:table-cell>
          <table:table-cell table:style-name="ce36" office:value-type="float" office:value="598" calcext:value-type="float">
            <text:p><text:s text:c="3"/>598</text:p>
          </table:table-cell>
          <table:table-cell table:style-name="ce36" office:value-type="float" office:value="8994" calcext:value-type="float">
            <text:p><text:s text:c="3"/>8,994</text:p>
          </table:table-cell>
          <table:table-cell table:style-name="ce36" office:value-type="float" office:value="8090" calcext:value-type="float">
            <text:p><text:s text:c="3"/>8,090</text:p>
          </table:table-cell>
          <table:table-cell table:style-name="ce36" office:value-type="float" office:value="904" calcext:value-type="float">
            <text:p><text:s text:c="3"/>904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87933" calcext:value-type="float">
            <text:p><text:s text:c="3"/>87,933</text:p>
          </table:table-cell>
          <table:table-cell table:style-name="ce36" office:value-type="float" office:value="4322" calcext:value-type="float">
            <text:p><text:s text:c="3"/>4,322</text:p>
          </table:table-cell>
          <table:table-cell table:style-name="ce36" office:value-type="float" office:value="3768" calcext:value-type="float">
            <text:p><text:s text:c="3"/>3,768</text:p>
          </table:table-cell>
          <table:table-cell table:style-name="ce36" office:value-type="float" office:value="554" calcext:value-type="float">
            <text:p><text:s text:c="3"/>554</text:p>
          </table:table-cell>
          <table:table-cell table:style-name="ce36" office:value-type="float" office:value="8816" calcext:value-type="float">
            <text:p><text:s text:c="3"/>8,816</text:p>
          </table:table-cell>
          <table:table-cell table:style-name="ce36" office:value-type="float" office:value="7946" calcext:value-type="float">
            <text:p><text:s text:c="3"/>7,946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4524" calcext:value-type="float">
            <text:p><text:s text:c="3"/>4,524</text:p>
          </table:table-cell>
          <table:table-cell table:style-name="ce36" office:value-type="float" office:value="4191" calcext:value-type="float">
            <text:p><text:s text:c="3"/>4,191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516" calcext:value-type="float">
            <text:p><text:s text:c="3"/>51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style-name="ce38" office:value-type="float" office:value="4926" calcext:value-type="float">
            <text:p><text:s text:c="3"/>4,92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4656" calcext:value-type="float">
            <text:p><text:s text:c="3"/>4,65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426" calcext:value-type="float">
            <text:p><text:s text:c="3"/>42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172" calcext:value-type="float">
            <text:p><text:s text:c="3"/>17,172</text:p>
          </table:table-cell>
          <table:table-cell table:style-name="ce37" office:value-type="float" office:value="15720" calcext:value-type="float">
            <text:p><text:s text:c="3"/>15,720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38" calcext:value-type="float">
            <text:p><text:s text:c="3"/>1,038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654" calcext:value-type="float">
            <text:p><text:s text:c="3"/>16,654</text:p>
          </table:table-cell>
          <table:table-cell table:style-name="ce37" office:value-type="float" office:value="15250" calcext:value-type="float">
            <text:p><text:s text:c="3"/>15,25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18" calcext:value-type="float">
            <text:p><text:s text:c="3"/>518</text:p>
          </table:table-cell>
          <table:table-cell table:style-name="ce37" office:value-type="float" office:value="470" calcext:value-type="float">
            <text:p><text:s text:c="3"/>47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8048" calcext:value-type="float">
            <text:p><text:s text:c="3"/>8,048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898" calcext:value-type="float">
            <text:p><text:s text:c="3"/>7,898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673" calcext:value-type="float">
            <text:p><text:s text:c="3"/>8,673</text:p>
          </table:table-cell>
          <table:table-cell table:style-name="ce38" office:value-type="float" office:value="7672" calcext:value-type="float">
            <text:p><text:s text:c="3"/>7,672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706" calcext:value-type="float">
            <text:p><text:s text:c="3"/>706</text:p>
          </table:table-cell>
          <table:table-cell table:style-name="ce38" office:value-type="float" office:value="632" calcext:value-type="float">
            <text:p><text:s text:c="3"/>6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352" calcext:value-type="float">
            <text:p><text:s text:c="3"/>7,352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87" calcext:value-type="float">
            <text:p><text:s text:c="3"/>68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632" calcext:value-type="float">
            <text:p><text:s text:c="3"/>21,632</text:p>
          </table:table-cell>
          <table:table-cell table:style-name="ce37" office:value-type="float" office:value="19924" calcext:value-type="float">
            <text:p><text:s text:c="3"/>19,92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84" calcext:value-type="float">
            <text:p><text:s text:c="3"/>1,184</text:p>
          </table:table-cell>
          <table:table-cell table:style-name="ce37" office:value-type="float" office:value="825" calcext:value-type="float">
            <text:p><text:s text:c="3"/>825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0912" calcext:value-type="float">
            <text:p><text:s text:c="3"/>20,912</text:p>
          </table:table-cell>
          <table:table-cell table:style-name="ce37" office:value-type="float" office:value="19271" calcext:value-type="float">
            <text:p><text:s text:c="3"/>19,271</text:p>
          </table:table-cell>
          <table:table-cell table:style-name="ce37" office:value-type="float" office:value="490" calcext:value-type="float">
            <text:p><text:s text:c="3"/>49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51" calcext:value-type="float">
            <text:p><text:s text:c="3"/>1,151</text:p>
          </table:table-cell>
          <table:table-cell table:style-name="ce37" office:value-type="float" office:value="802" calcext:value-type="float">
            <text:p><text:s text:c="3"/>80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720" calcext:value-type="float">
            <text:p><text:s text:c="3"/>720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58" calcext:value-type="float">
            <text:p><text:s text:c="3"/>10,658</text:p>
          </table:table-cell>
          <table:table-cell table:style-name="ce38" office:value-type="float" office:value="10105" calcext:value-type="float">
            <text:p><text:s text:c="3"/>10,105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927" calcext:value-type="float">
            <text:p><text:s text:c="3"/>9,92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5" calcext:value-type="float">
            <text:p><text:s text:c="3"/>38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74" calcext:value-type="float">
            <text:p><text:s text:c="3"/>10,974</text:p>
          </table:table-cell>
          <table:table-cell table:style-name="ce38" office:value-type="float" office:value="9819" calcext:value-type="float">
            <text:p><text:s text:c="3"/>9,81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344" calcext:value-type="float">
            <text:p><text:s text:c="3"/>9,3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5年</text:p>
            <text:p>截至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446" calcext:value-type="float">
            <text:p><text:s text:c="3"/>18,446</text:p>
          </table:table-cell>
          <table:table-cell table:style-name="ce35" office:value-type="float" office:value="16967" calcext:value-type="float">
            <text:p><text:s text:c="3"/>16,967</text:p>
          </table:table-cell>
          <table:table-cell table:style-name="ce35" office:value-type="float" office:value="433" calcext:value-type="float">
            <text:p><text:s text:c="3"/>433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65" calcext:value-type="float">
            <text:p><text:s text:c="3"/>65</text:p>
          </table:table-cell>
          <table:table-cell table:style-name="ce35" office:value-type="float" office:value="1046" calcext:value-type="float">
            <text:p><text:s text:c="3"/>1,046</text:p>
          </table:table-cell>
          <table:table-cell table:style-name="ce35" office:value-type="float" office:value="755" calcext:value-type="float">
            <text:p><text:s text:c="3"/>755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17964" calcext:value-type="float">
            <text:p><text:s text:c="3"/>17,964</text:p>
          </table:table-cell>
          <table:table-cell table:style-name="ce35" office:value-type="float" office:value="16532" calcext:value-type="float">
            <text:p><text:s text:c="3"/>16,532</text:p>
          </table:table-cell>
          <table:table-cell table:style-name="ce35" office:value-type="float" office:value="419" calcext:value-type="float">
            <text:p><text:s text:c="3"/>419</text:p>
          </table:table-cell>
          <table:table-cell table:style-name="ce35" office:value-type="float" office:value="359" calcext:value-type="float">
            <text:p><text:s text:c="3"/>359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1013" calcext:value-type="float">
            <text:p><text:s text:c="3"/>1,013</text:p>
          </table:table-cell>
          <table:table-cell table:style-name="ce35" office:value-type="float" office:value="738" calcext:value-type="float">
            <text:p><text:s text:c="3"/>73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82" calcext:value-type="float">
            <text:p><text:s text:c="3"/>482</text:p>
          </table:table-cell>
          <table:table-cell table:style-name="ce35" office:value-type="float" office:value="435" calcext:value-type="float">
            <text:p><text:s text:c="3"/>43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130" calcext:value-type="float">
            <text:p><text:s text:c="3"/>9,130</text:p>
          </table:table-cell>
          <table:table-cell table:style-name="ce36" office:value-type="float" office:value="8633" calcext:value-type="float">
            <text:p><text:s text:c="3"/>8,633</text:p>
          </table:table-cell>
          <table:table-cell table:style-name="ce36" office:value-type="float" office:value="126" calcext:value-type="float">
            <text:p><text:s text:c="3"/>126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style-name="ce36" office:value-type="float" office:value="229" calcext:value-type="float">
            <text:p><text:s text:c="3"/>229</text:p>
          </table:table-cell>
          <table:table-cell table:style-name="ce36" office:value-type="float" office:value="8982" calcext:value-type="float">
            <text:p><text:s text:c="3"/>8,982</text:p>
          </table:table-cell>
          <table:table-cell table:style-name="ce36" office:value-type="float" office:value="8505" calcext:value-type="float">
            <text:p><text:s text:c="3"/>8,505</text:p>
          </table:table-cell>
          <table:table-cell table:style-name="ce36" office:value-type="float" office:value="121" calcext:value-type="float">
            <text:p><text:s text:c="3"/>121</text:p>
          </table:table-cell>
          <table:table-cell table:style-name="ce36" office:value-type="float" office:value="97" calcext:value-type="float">
            <text:p><text:s text:c="3"/>97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56" calcext:value-type="float">
            <text:p><text:s text:c="3"/>35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36" office:value-type="float" office:value="148" calcext:value-type="float">
            <text:p><text:s text:c="3"/>148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316" calcext:value-type="float">
            <text:p><text:s text:c="3"/>9,316</text:p>
          </table:table-cell>
          <table:table-cell table:style-name="ce36" office:value-type="float" office:value="8334" calcext:value-type="float">
            <text:p><text:s text:c="3"/>8,334</text:p>
          </table:table-cell>
          <table:table-cell table:style-name="ce36" office:value-type="float" office:value="307" calcext:value-type="float">
            <text:p><text:s text:c="3"/>307</text:p>
          </table:table-cell>
          <table:table-cell table:style-name="ce36" office:value-type="float" office:value="267" calcext:value-type="float">
            <text:p><text:s text:c="3"/>267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675" calcext:value-type="float">
            <text:p><text:s text:c="3"/>675</text:p>
          </table:table-cell>
          <table:table-cell table:style-name="ce36" office:value-type="float" office:value="613" calcext:value-type="float">
            <text:p><text:s text:c="3"/>61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8982" calcext:value-type="float">
            <text:p><text:s text:c="3"/>8,982</text:p>
          </table:table-cell>
          <table:table-cell table:style-name="ce36" office:value-type="float" office:value="8027" calcext:value-type="float">
            <text:p><text:s text:c="3"/>8,027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262" calcext:value-type="float">
            <text:p><text:s text:c="3"/>26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657" calcext:value-type="float">
            <text:p><text:s text:c="3"/>657</text:p>
          </table:table-cell>
          <table:table-cell table:style-name="ce36" office:value-type="float" office:value="599" calcext:value-type="float">
            <text:p><text:s text:c="3"/>599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style-name="ce36" office:value-type="float" office:value="307" calcext:value-type="float">
            <text:p><text:s text:c="3"/>30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446" calcext:value-type="float">
            <text:p><text:s text:c="3"/>18,446</text:p>
          </table:table-cell>
          <table:table-cell table:style-name="ce37" office:value-type="float" office:value="16967" calcext:value-type="float">
            <text:p><text:s text:c="3"/>16,967</text:p>
          </table:table-cell>
          <table:table-cell table:style-name="ce37" office:value-type="float" office:value="433" calcext:value-type="float">
            <text:p><text:s text:c="3"/>433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1046" calcext:value-type="float">
            <text:p><text:s text:c="3"/>1,04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532" calcext:value-type="float">
            <text:p><text:s text:c="3"/>16,532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1013" calcext:value-type="float">
            <text:p><text:s text:c="3"/>1,013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35" calcext:value-type="float">
            <text:p><text:s text:c="3"/>435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8633" calcext:value-type="float">
            <text:p><text:s text:c="3"/>8,63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05" calcext:value-type="float">
            <text:p><text:s text:c="3"/>8,50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16" calcext:value-type="float">
            <text:p><text:s text:c="3"/>9,316</text:p>
          </table:table-cell>
          <table:table-cell table:style-name="ce38" office:value-type="float" office:value="8334" calcext:value-type="float">
            <text:p><text:s text:c="3"/>8,334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675" calcext:value-type="float">
            <text:p><text:s text:c="3"/>675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027" calcext:value-type="float">
            <text:p><text:s text:c="3"/>8,027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0.260897923687357" calcext:value-type="float">
            <text:p>0.26</text:p>
          </table:table-cell>
          <table:table-cell table:style-name="ce39" office:value-type="float" office:value="0.640607390711193" calcext:value-type="float">
            <text:p>0.64</text:p>
          </table:table-cell>
          <table:table-cell table:style-name="ce39" office:value-type="float" office:value="-26.3605442176871" calcext:value-type="float">
            <text:p>–26.36</text:p>
          </table:table-cell>
          <table:table-cell table:style-name="ce39" office:value-type="float" office:value="-29.0944123314066" calcext:value-type="float">
            <text:p>–29.09</text:p>
          </table:table-cell>
          <table:table-cell table:style-name="ce39" office:value-type="float" office:value="-5.79710144927536" calcext:value-type="float">
            <text:p>–5.80</text:p>
          </table:table-cell>
          <table:table-cell table:style-name="ce39" office:value-type="float" office:value="9.98948475289169" calcext:value-type="float">
            <text:p>9.99</text:p>
          </table:table-cell>
          <table:table-cell table:style-name="ce39" office:value-type="float" office:value="7.85714285714286" calcext:value-type="float">
            <text:p>7.86</text:p>
          </table:table-cell>
          <table:table-cell table:style-name="ce39" office:value-type="float" office:value="15.9362549800797" calcext:value-type="float">
            <text:p>15.9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0.425221722755437" calcext:value-type="float">
            <text:p>0.43</text:p>
          </table:table-cell>
          <table:table-cell table:style-name="ce39" office:value-type="float" office:value="-27.3830155979203" calcext:value-type="float">
            <text:p>–27.38</text:p>
          </table:table-cell>
          <table:table-cell table:style-name="ce39" office:value-type="float" office:value="-30.0194931773879" calcext:value-type="float">
            <text:p>–30.02</text:p>
          </table:table-cell>
          <table:table-cell table:style-name="ce39" office:value-type="float" office:value="-6.25" calcext:value-type="float">
            <text:p>–6.25</text:p>
          </table:table-cell>
          <table:table-cell table:style-name="ce39" office:value-type="float" office:value="9.51351351351351" calcext:value-type="float">
            <text:p>9.51</text:p>
          </table:table-cell>
          <table:table-cell table:style-name="ce39" office:value-type="float" office:value="7.26744186046512" calcext:value-type="float">
            <text:p>7.27</text:p>
          </table:table-cell>
          <table:table-cell table:style-name="ce39" office:value-type="float" office:value="16.0337552742616" calcext:value-type="float">
            <text:p>16.03</text:p>
          </table:table-cell>
          <table:table-cell table:style-name="ce39" office:value-type="float" office:value="11.0599078341014" calcext:value-type="float">
            <text:p>11.06</text:p>
          </table:table-cell>
          <table:table-cell table:style-name="ce39" office:value-type="float" office:value="9.57178841309824" calcext:value-type="float">
            <text:p>9.57</text:p>
          </table:table-cell>
          <table:table-cell table:style-name="ce39" office:value-type="float" office:value="27.2727272727273" calcext:value-type="float">
            <text:p>27.27</text:p>
          </table:table-cell>
          <table:table-cell table:style-name="ce39" office:value-type="float" office:value="50" calcext:value-type="float">
            <text:p>50.0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6.9230769230769" calcext:value-type="float">
            <text:p>26.92</text:p>
          </table:table-cell>
          <table:table-cell table:style-name="ce39" office:value-type="float" office:value="41.6666666666667" calcext:value-type="float">
            <text:p>41.67</text:p>
          </table:table-cell>
          <table:table-cell table:style-name="ce39" office:value-type="float" office:value="14.2857142857143" calcext:value-type="float">
            <text:p>14.29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0.0657606313020605" calcext:value-type="float">
            <text:p>0.07</text:p>
          </table:table-cell>
          <table:table-cell table:style-name="ce40" office:value-type="float" office:value="-0.552931689897477" calcext:value-type="float">
            <text:p>–0.55</text:p>
          </table:table-cell>
          <table:table-cell table:style-name="ce40" office:value-type="float" office:value="-12.5" calcext:value-type="float">
            <text:p>–12.50</text:p>
          </table:table-cell>
          <table:table-cell table:style-name="ce40" office:value-type="float" office:value="-9.00900900900901" calcext:value-type="float">
            <text:p>–9.01</text:p>
          </table:table-cell>
          <table:table-cell table:style-name="ce40" office:value-type="float" office:value="-24.2424242424242" calcext:value-type="float">
            <text:p>–24.24</text:p>
          </table:table-cell>
          <table:table-cell table:style-name="ce40" office:value-type="float" office:value="24.0802675585284" calcext:value-type="float">
            <text:p>24.08</text:p>
          </table:table-cell>
          <table:table-cell table:style-name="ce40" office:value-type="float" office:value="37.8640776699029" calcext:value-type="float">
            <text:p>37.86</text:p>
          </table:table-cell>
          <table:table-cell table:style-name="ce40" office:value-type="float" office:value="16.8367346938776" calcext:value-type="float">
            <text:p>16.8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0.66573230553609" calcext:value-type="float">
            <text:p>–0.67</text:p>
          </table:table-cell>
          <table:table-cell table:style-name="ce40" office:value-type="float" office:value="-12.9496402877698" calcext:value-type="float">
            <text:p>–12.95</text:p>
          </table:table-cell>
          <table:table-cell table:style-name="ce40" office:value-type="float" office:value="-11.0091743119266" calcext:value-type="float">
            <text:p>–11.01</text:p>
          </table:table-cell>
          <table:table-cell table:style-name="ce40" office:value-type="float" office:value="-20" calcext:value-type="float">
            <text:p>–20.00</text:p>
          </table:table-cell>
          <table:table-cell table:style-name="ce40" office:value-type="float" office:value="26.6903914590747" calcext:value-type="float">
            <text:p>26.69</text:p>
          </table:table-cell>
          <table:table-cell table:style-name="ce40" office:value-type="float" office:value="44.7916666666667" calcext:value-type="float">
            <text:p>44.79</text:p>
          </table:table-cell>
          <table:table-cell table:style-name="ce40" office:value-type="float" office:value="17.2972972972973" calcext:value-type="float">
            <text:p>17.30</text:p>
          </table:table-cell>
          <table:table-cell table:style-name="ce40" office:value-type="float" office:value="4.22535211267606" calcext:value-type="float">
            <text:p>4.23</text:p>
          </table:table-cell>
          <table:table-cell table:style-name="ce40" office:value-type="float" office:value="7.56302521008403" calcext:value-type="float">
            <text:p>7.5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00" calcext:value-type="float">
            <text:p>100.00</text:p>
          </table:table-cell>
          <table:table-cell table:style-name="ce40" office:value-type="float" office:value="-66.6666666666667" calcext:value-type="float">
            <text:p>–66.67</text:p>
          </table:table-cell>
          <table:table-cell table:style-name="ce40" office:value-type="float" office:value="-16.6666666666667" calcext:value-type="float">
            <text:p>–16.67</text:p>
          </table:table-cell>
          <table:table-cell table:style-name="ce40" office:value-type="float" office:value="-57.1428571428571" calcext:value-type="float">
            <text:p>–57.14</text:p>
          </table:table-cell>
          <table:table-cell table:style-name="ce73" office:value-type="float" office:value="9.09090909090909" calcext:value-type="float">
            <text:p>9.09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0.452879016605564" calcext:value-type="float">
            <text:p>0.45</text:p>
          </table:table-cell>
          <table:table-cell table:style-name="ce41" office:value-type="float" office:value="1.90755685986794" calcext:value-type="float">
            <text:p>1.91</text:p>
          </table:table-cell>
          <table:table-cell table:style-name="ce41" office:value-type="float" office:value="-30.8558558558559" calcext:value-type="float">
            <text:p>–30.86</text:p>
          </table:table-cell>
          <table:table-cell table:style-name="ce41" office:value-type="float" office:value="-34.5588235294118" calcext:value-type="float">
            <text:p>–34.56</text:p>
          </table:table-cell>
          <table:table-cell table:style-name="ce41" office:value-type="float" office:value="11.1111111111111" calcext:value-type="float">
            <text:p>11.11</text:p>
          </table:table-cell>
          <table:table-cell table:style-name="ce41" office:value-type="float" office:value="3.52760736196319" calcext:value-type="float">
            <text:p>3.53</text:p>
          </table:table-cell>
          <table:table-cell table:style-name="ce41" office:value-type="float" office:value="2.68006700167504" calcext:value-type="float">
            <text:p>2.68</text:p>
          </table:table-cell>
          <table:table-cell table:style-name="ce41" office:value-type="float" office:value="12.7272727272727" calcext:value-type="float">
            <text:p>12.7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.60759493670886" calcext:value-type="float">
            <text:p>1.61</text:p>
          </table:table-cell>
          <table:table-cell table:style-name="ce41" office:value-type="float" office:value="-31.9634703196347" calcext:value-type="float">
            <text:p>–31.96</text:p>
          </table:table-cell>
          <table:table-cell table:style-name="ce41" office:value-type="float" office:value="-35.1485148514851" calcext:value-type="float">
            <text:p>–35.15</text:p>
          </table:table-cell>
          <table:table-cell table:style-name="ce41" office:value-type="float" office:value="5.88235294117647" calcext:value-type="float">
            <text:p>5.88</text:p>
          </table:table-cell>
          <table:table-cell table:style-name="ce41" office:value-type="float" office:value="2.01863354037267" calcext:value-type="float">
            <text:p>2.02</text:p>
          </table:table-cell>
          <table:table-cell table:style-name="ce41" office:value-type="float" office:value="1.18243243243243" calcext:value-type="float">
            <text:p>1.18</text:p>
          </table:table-cell>
          <table:table-cell table:style-name="ce41" office:value-type="float" office:value="11.5384615384615" calcext:value-type="float">
            <text:p>11.54</text:p>
          </table:table-cell>
          <table:table-cell table:style-name="ce41" office:value-type="float" office:value="14.3835616438356" calcext:value-type="float">
            <text:p>14.38</text:p>
          </table:table-cell>
          <table:table-cell table:style-name="ce41" office:value-type="float" office:value="10.431654676259" calcext:value-type="float">
            <text:p>10.43</text:p>
          </table:table-cell>
          <table:table-cell table:style-name="ce41" office:value-type="float" office:value="50" calcext:value-type="float">
            <text:p>50.00</text:p>
          </table:table-cell>
          <table:table-cell table:style-name="ce41" office:value-type="float" office:value="25" calcext:value-type="float">
            <text:p>25.00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125" calcext:value-type="float">
            <text:p>125.00</text:p>
          </table:table-cell>
          <table:table-cell table:style-name="ce41" office:value-type="float" office:value="180" calcext:value-type="float">
            <text:p>180.00</text:p>
          </table:table-cell>
          <table:table-cell table:style-name="ce41" office:value-type="float" office:value="33.3333333333333" calcext:value-type="float">
            <text:p>33.33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14.7281804733728" calcext:value-type="float">
            <text:p>–14.73</text:p>
          </table:table-cell>
          <table:table-cell table:style-name="ce42" office:value-type="float" office:value="-14.8413973097772" calcext:value-type="float">
            <text:p>–14.84</text:p>
          </table:table-cell>
          <table:table-cell table:style-name="ce42" office:value-type="float" office:value="-17.3664122137405" calcext:value-type="float">
            <text:p>–17.37</text:p>
          </table:table-cell>
          <table:table-cell table:style-name="ce42" office:value-type="float" office:value="-11.5384615384615" calcext:value-type="float">
            <text:p>–11.54</text:p>
          </table:table-cell>
          <table:table-cell table:style-name="ce42" office:value-type="float" office:value="-39.8148148148148" calcext:value-type="float">
            <text:p>–39.81</text:p>
          </table:table-cell>
          <table:table-cell table:style-name="ce42" office:value-type="float" office:value="-11.6554054054054" calcext:value-type="float">
            <text:p>–11.66</text:p>
          </table:table-cell>
          <table:table-cell table:style-name="ce42" office:value-type="float" office:value="-8.48484848484849" calcext:value-type="float">
            <text:p>–8.48</text:p>
          </table:table-cell>
          <table:table-cell table:style-name="ce42" office:value-type="float" office:value="-18.941504178273" calcext:value-type="float">
            <text:p>–18.94</text:p>
          </table:table-cell>
          <table:table-cell table:style-name="ce42" office:value-type="float" office:value="-14.097169089518" calcext:value-type="float">
            <text:p>–14.10</text:p>
          </table:table-cell>
          <table:table-cell table:style-name="ce42" office:value-type="float" office:value="-14.2130662653728" calcext:value-type="float">
            <text:p>–14.21</text:p>
          </table:table-cell>
          <table:table-cell table:style-name="ce42" office:value-type="float" office:value="-14.4897959183673" calcext:value-type="float">
            <text:p>–14.49</text:p>
          </table:table-cell>
          <table:table-cell table:style-name="ce42" office:value-type="float" office:value="-8.65139949109415" calcext:value-type="float">
            <text:p>–8.65</text:p>
          </table:table-cell>
          <table:table-cell table:style-name="ce42" office:value-type="float" office:value="-38.1443298969072" calcext:value-type="float">
            <text:p>–38.14</text:p>
          </table:table-cell>
          <table:table-cell table:style-name="ce42" office:value-type="float" office:value="-11.989574283232" calcext:value-type="float">
            <text:p>–11.99</text:p>
          </table:table-cell>
          <table:table-cell table:style-name="ce42" office:value-type="float" office:value="-7.98004987531172" calcext:value-type="float">
            <text:p>–7.98</text:p>
          </table:table-cell>
          <table:table-cell table:style-name="ce42" office:value-type="float" office:value="-21.2034383954155" calcext:value-type="float">
            <text:p>–21.20</text:p>
          </table:table-cell>
          <table:table-cell table:style-name="ce42" office:value-type="float" office:value="-33.0555555555556" calcext:value-type="float">
            <text:p>–33.06</text:p>
          </table:table-cell>
          <table:table-cell table:style-name="ce42" office:value-type="float" office:value="-33.3843797856049" calcext:value-type="float">
            <text:p>–33.38</text:p>
          </table:table-cell>
          <table:table-cell table:style-name="ce42" office:value-type="float" office:value="-58.8235294117647" calcext:value-type="float">
            <text:p>–58.82</text:p>
          </table:table-cell>
          <table:table-cell table:style-name="ce42" office:value-type="float" office:value="-60.8695652173913" calcext:value-type="float">
            <text:p>–60.87</text:p>
          </table:table-cell>
          <table:table-cell table:style-name="ce42" office:value-type="float" office:value="-54.5454545454545" calcext:value-type="float">
            <text:p>–54.5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-26.0869565217391" calcext:value-type="float">
            <text:p>–26.09</text:p>
          </table:table-cell>
          <table:table-cell table:style-name="ce42" office:value-type="float" office:value="60" calcext:value-type="float">
            <text:p>6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14.3366485269281" calcext:value-type="float">
            <text:p>–14.34</text:p>
          </table:table-cell>
          <table:table-cell table:style-name="ce43" office:value-type="float" office:value="-14.5670460168234" calcext:value-type="float">
            <text:p>–14.57</text:p>
          </table:table-cell>
          <table:table-cell table:style-name="ce43" office:value-type="float" office:value="-18.7096774193548" calcext:value-type="float">
            <text:p>–18.71</text:p>
          </table:table-cell>
          <table:table-cell table:style-name="ce43" office:value-type="float" office:value="-2.88461538461538" calcext:value-type="float">
            <text:p>–2.88</text:p>
          </table:table-cell>
          <table:table-cell table:style-name="ce43" office:value-type="float" office:value="-50.9803921568627" calcext:value-type="float">
            <text:p>–50.98</text:p>
          </table:table-cell>
          <table:table-cell table:style-name="ce43" office:value-type="float" office:value="-6.78391959798995" calcext:value-type="float">
            <text:p>–6.78</text:p>
          </table:table-cell>
          <table:table-cell table:style-name="ce43" office:value-type="float" office:value="9.23076923076923" calcext:value-type="float">
            <text:p>9.23</text:p>
          </table:table-cell>
          <table:table-cell table:style-name="ce43" office:value-type="float" office:value="-14.5522388059702" calcext:value-type="float">
            <text:p>–14.55</text:p>
          </table:table-cell>
          <table:table-cell table:style-name="ce43" office:value-type="float" office:value="-14.097169089518" calcext:value-type="float">
            <text:p>–14.10</text:p>
          </table:table-cell>
          <table:table-cell table:style-name="ce43" office:value-type="float" office:value="-14.324569356301" calcext:value-type="float">
            <text:p>–14.32</text:p>
          </table:table-cell>
          <table:table-cell table:style-name="ce43" office:value-type="float" office:value="-15.9722222222222" calcext:value-type="float">
            <text:p>–15.97</text:p>
          </table:table-cell>
          <table:table-cell table:style-name="ce43" office:value-type="float" office:value="-1.02040816326531" calcext:value-type="float">
            <text:p>–1.02</text:p>
          </table:table-cell>
          <table:table-cell table:style-name="ce43" office:value-type="float" office:value="-47.8260869565217" calcext:value-type="float">
            <text:p>–47.83</text:p>
          </table:table-cell>
          <table:table-cell table:style-name="ce43" office:value-type="float" office:value="-7.53246753246753" calcext:value-type="float">
            <text:p>–7.53</text:p>
          </table:table-cell>
          <table:table-cell table:style-name="ce43" office:value-type="float" office:value="13.0081300813008" calcext:value-type="float">
            <text:p>13.01</text:p>
          </table:table-cell>
          <table:table-cell table:style-name="ce43" office:value-type="float" office:value="-17.175572519084" calcext:value-type="float">
            <text:p>–17.18</text:p>
          </table:table-cell>
          <table:table-cell table:style-name="ce43" office:value-type="float" office:value="-26.7326732673267" calcext:value-type="float">
            <text:p>–26.73</text:p>
          </table:table-cell>
          <table:table-cell table:style-name="ce43" office:value-type="float" office:value="-28.0898876404494" calcext:value-type="float">
            <text:p>–28.09</text:p>
          </table:table-cell>
          <table:table-cell table:style-name="ce43" office:value-type="float" office:value="-54.5454545454545" calcext:value-type="float">
            <text:p>–54.55</text:p>
          </table:table-cell>
          <table:table-cell table:style-name="ce43" office:value-type="float" office:value="-33.3333333333333" calcext:value-type="float">
            <text:p>–33.33</text:p>
          </table:table-cell>
          <table:table-cell table:style-name="ce43" office:value-type="float" office:value="-80" calcext:value-type="float">
            <text:p>–80.00</text:p>
          </table:table-cell>
          <table:table-cell table:style-name="ce43" office:value-type="float" office:value="15.3846153846154" calcext:value-type="float">
            <text:p>15.38</text:p>
          </table:table-cell>
          <table:table-cell table:style-name="ce43" office:value-type="float" office:value="-57.1428571428571" calcext:value-type="float">
            <text:p>–57.14</text:p>
          </table:table-cell>
          <table:table-cell table:style-name="ce74" office:value-type="float" office:value="100" calcext:value-type="float">
            <text:p>10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15.1084381264808" calcext:value-type="float">
            <text:p>–15.11</text:p>
          </table:table-cell>
          <table:table-cell table:style-name="ce41" office:value-type="float" office:value="-15.1237396883593" calcext:value-type="float">
            <text:p>–15.12</text:p>
          </table:table-cell>
          <table:table-cell table:style-name="ce41" office:value-type="float" office:value="-16.8021680216802" calcext:value-type="float">
            <text:p>–16.80</text:p>
          </table:table-cell>
          <table:table-cell table:style-name="ce41" office:value-type="float" office:value="-14.4230769230769" calcext:value-type="float">
            <text:p>–14.42</text:p>
          </table:table-cell>
          <table:table-cell table:style-name="ce41" office:value-type="float" office:value="-29.8245614035088" calcext:value-type="float">
            <text:p>–29.82</text:p>
          </table:table-cell>
          <table:table-cell table:style-name="ce41" office:value-type="float" office:value="-14.1221374045802" calcext:value-type="float">
            <text:p>–14.12</text:p>
          </table:table-cell>
          <table:table-cell table:style-name="ce41" office:value-type="float" office:value="-11.7985611510791" calcext:value-type="float">
            <text:p>–11.80</text:p>
          </table:table-cell>
          <table:table-cell table:style-name="ce41" office:value-type="float" office:value="-31.8681318681319" calcext:value-type="float">
            <text:p>–31.87</text:p>
          </table:table-cell>
          <table:table-cell table:style-name="ce41" office:value-type="float" office:value="-14.097169089518" calcext:value-type="float">
            <text:p>–14.10</text:p>
          </table:table-cell>
          <table:table-cell table:style-name="ce41" office:value-type="float" office:value="-14.0946061643836" calcext:value-type="float">
            <text:p>–14.09</text:p>
          </table:table-cell>
          <table:table-cell table:style-name="ce41" office:value-type="float" office:value="-13.8728323699422" calcext:value-type="float">
            <text:p>–13.87</text:p>
          </table:table-cell>
          <table:table-cell table:style-name="ce41" office:value-type="float" office:value="-11.1864406779661" calcext:value-type="float">
            <text:p>–11.19</text:p>
          </table:table-cell>
          <table:table-cell table:style-name="ce41" office:value-type="float" office:value="-29.4117647058824" calcext:value-type="float">
            <text:p>–29.41</text:p>
          </table:table-cell>
          <table:table-cell table:style-name="ce41" office:value-type="float" office:value="-14.2297650130548" calcext:value-type="float">
            <text:p>–14.23</text:p>
          </table:table-cell>
          <table:table-cell table:style-name="ce41" office:value-type="float" office:value="-11.7820324005891" calcext:value-type="float">
            <text:p>–11.78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35.5212355212355" calcext:value-type="float">
            <text:p>–35.52</text:p>
          </table:table-cell>
          <table:table-cell table:style-name="ce41" office:value-type="float" office:value="-35.3684210526316" calcext:value-type="float">
            <text:p>–35.37</text:p>
          </table:table-cell>
          <table:table-cell table:style-name="ce41" office:value-type="float" office:value="-60.8695652173913" calcext:value-type="float">
            <text:p>–60.87</text:p>
          </table:table-cell>
          <table:table-cell table:style-name="ce41" office:value-type="float" office:value="-70.5882352941177" calcext:value-type="float">
            <text:p>–70.59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10" calcext:value-type="float">
            <text:p>–10.00</text:p>
          </table:table-cell>
          <table:table-cell table:style-name="ce41" office:value-type="float" office:value="-12.5" calcext:value-type="float">
            <text:p>–12.50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4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5年1月份" calcext:value-type="string">
              <text:p><text:s/>中華民國115年1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8446" calcext:value-type="float">
            <text:p><text:s text:c="3"/>18,446</text:p>
          </table:table-cell>
          <table:table-cell table:style-name="ce98" office:value-type="float" office:value="16967" calcext:value-type="float">
            <text:p><text:s text:c="3"/>16,967</text:p>
          </table:table-cell>
          <table:table-cell table:style-name="ce98" office:value-type="float" office:value="433" calcext:value-type="float">
            <text:p><text:s text:c="3"/>433</text:p>
          </table:table-cell>
          <table:table-cell table:style-name="ce98" office:value-type="float" office:value="368" calcext:value-type="float">
            <text:p><text:s text:c="3"/>368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1046" calcext:value-type="float">
            <text:p><text:s text:c="3"/>1,046</text:p>
          </table:table-cell>
          <table:table-cell table:style-name="ce98" office:value-type="float" office:value="755" calcext:value-type="float">
            <text:p><text:s text:c="3"/>755</text:p>
          </table:table-cell>
          <table:table-cell table:style-name="ce98" office:value-type="float" office:value="291" calcext:value-type="float">
            <text:p><text:s text:c="3"/>291</text:p>
          </table:table-cell>
          <table:table-cell table:style-name="ce98" office:value-type="float" office:value="17964" calcext:value-type="float">
            <text:p><text:s text:c="3"/>17,964</text:p>
          </table:table-cell>
          <table:table-cell table:style-name="ce98" office:value-type="float" office:value="16532" calcext:value-type="float">
            <text:p><text:s text:c="3"/>16,532</text:p>
          </table:table-cell>
          <table:table-cell table:style-name="ce98" office:value-type="float" office:value="419" calcext:value-type="float">
            <text:p><text:s text:c="3"/>419</text:p>
          </table:table-cell>
          <table:table-cell table:style-name="ce98" office:value-type="float" office:value="359" calcext:value-type="float">
            <text:p><text:s text:c="3"/>359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013" calcext:value-type="float">
            <text:p><text:s text:c="3"/>1,013</text:p>
          </table:table-cell>
          <table:table-cell table:style-name="ce98" office:value-type="float" office:value="738" calcext:value-type="float">
            <text:p><text:s text:c="3"/>738</text:p>
          </table:table-cell>
          <table:table-cell table:style-name="ce98" office:value-type="float" office:value="275" calcext:value-type="float">
            <text:p><text:s text:c="3"/>275</text:p>
          </table:table-cell>
          <table:table-cell table:style-name="ce98" office:value-type="float" office:value="482" calcext:value-type="float">
            <text:p><text:s text:c="3"/>482</text:p>
          </table:table-cell>
          <table:table-cell table:style-name="ce98" office:value-type="float" office:value="435" calcext:value-type="float">
            <text:p><text:s text:c="3"/>435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130" calcext:value-type="float">
            <text:p><text:s text:c="3"/>9,130</text:p>
          </table:table-cell>
          <table:table-cell table:style-name="ce99" office:value-type="float" office:value="8633" calcext:value-type="float">
            <text:p><text:s text:c="3"/>8,633</text:p>
          </table:table-cell>
          <table:table-cell table:style-name="ce99" office:value-type="float" office:value="126" calcext:value-type="float">
            <text:p><text:s text:c="3"/>126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371" calcext:value-type="float">
            <text:p><text:s text:c="3"/>371</text:p>
          </table:table-cell>
          <table:table-cell table:style-name="ce99" office:value-type="float" office:value="142" calcext:value-type="float">
            <text:p><text:s text:c="3"/>142</text:p>
          </table:table-cell>
          <table:table-cell table:style-name="ce99" office:value-type="float" office:value="229" calcext:value-type="float">
            <text:p><text:s text:c="3"/>229</text:p>
          </table:table-cell>
          <table:table-cell table:style-name="ce99" office:value-type="float" office:value="8982" calcext:value-type="float">
            <text:p><text:s text:c="3"/>8,982</text:p>
          </table:table-cell>
          <table:table-cell table:style-name="ce99" office:value-type="float" office:value="8505" calcext:value-type="float">
            <text:p><text:s text:c="3"/>8,505</text:p>
          </table:table-cell>
          <table:table-cell table:style-name="ce99" office:value-type="float" office:value="121" calcext:value-type="float">
            <text:p><text:s text:c="3"/>121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356" calcext:value-type="float">
            <text:p><text:s text:c="3"/>356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217" calcext:value-type="float">
            <text:p><text:s text:c="3"/>217</text:p>
          </table:table-cell>
          <table:table-cell table:style-name="ce99" office:value-type="float" office:value="148" calcext:value-type="float">
            <text:p><text:s text:c="3"/>148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316" calcext:value-type="float">
            <text:p><text:s text:c="3"/>9,316</text:p>
          </table:table-cell>
          <table:table-cell table:style-name="ce100" office:value-type="float" office:value="8334" calcext:value-type="float">
            <text:p><text:s text:c="3"/>8,334</text:p>
          </table:table-cell>
          <table:table-cell table:style-name="ce100" office:value-type="float" office:value="307" calcext:value-type="float">
            <text:p><text:s text:c="3"/>307</text:p>
          </table:table-cell>
          <table:table-cell table:style-name="ce100" office:value-type="float" office:value="267" calcext:value-type="float">
            <text:p><text:s text:c="3"/>267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675" calcext:value-type="float">
            <text:p><text:s text:c="3"/>675</text:p>
          </table:table-cell>
          <table:table-cell table:style-name="ce100" office:value-type="float" office:value="613" calcext:value-type="float">
            <text:p><text:s text:c="3"/>613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8982" calcext:value-type="float">
            <text:p><text:s text:c="3"/>8,982</text:p>
          </table:table-cell>
          <table:table-cell table:style-name="ce100" office:value-type="float" office:value="8027" calcext:value-type="float">
            <text:p><text:s text:c="3"/>8,027</text:p>
          </table:table-cell>
          <table:table-cell table:style-name="ce100" office:value-type="float" office:value="298" calcext:value-type="float">
            <text:p><text:s text:c="3"/>298</text:p>
          </table:table-cell>
          <table:table-cell table:style-name="ce100" office:value-type="float" office:value="262" calcext:value-type="float">
            <text:p><text:s text:c="3"/>262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657" calcext:value-type="float">
            <text:p><text:s text:c="3"/>657</text:p>
          </table:table-cell>
          <table:table-cell table:style-name="ce100" office:value-type="float" office:value="599" calcext:value-type="float">
            <text:p><text:s text:c="3"/>599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334" calcext:value-type="float">
            <text:p><text:s text:c="3"/>334</text:p>
          </table:table-cell>
          <table:table-cell table:style-name="ce100" office:value-type="float" office:value="307" calcext:value-type="float">
            <text:p><text:s text:c="3"/>30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162" calcext:value-type="float">
            <text:p><text:s text:c="3"/>3,162</text:p>
          </table:table-cell>
          <table:table-cell table:style-name="ce98" office:value-type="float" office:value="2851" calcext:value-type="float">
            <text:p><text:s text:c="3"/>2,851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215" calcext:value-type="float">
            <text:p><text:s text:c="3"/>215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3064" calcext:value-type="float">
            <text:p><text:s text:c="3"/>3,064</text:p>
          </table:table-cell>
          <table:table-cell table:style-name="ce98" office:value-type="float" office:value="2764" calcext:value-type="float">
            <text:p><text:s text:c="3"/>2,764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209" calcext:value-type="float">
            <text:p><text:s text:c="3"/>209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568" calcext:value-type="float">
            <text:p><text:s text:c="3"/>1,568</text:p>
          </table:table-cell>
          <table:table-cell table:style-name="ce99" office:value-type="float" office:value="1453" calcext:value-type="float">
            <text:p><text:s text:c="3"/>1,45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1532" calcext:value-type="float">
            <text:p><text:s text:c="3"/>1,532</text:p>
          </table:table-cell>
          <table:table-cell table:style-name="ce99" office:value-type="float" office:value="1423" calcext:value-type="float">
            <text:p><text:s text:c="3"/>1,42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594" calcext:value-type="float">
            <text:p><text:s text:c="3"/>1,594</text:p>
          </table:table-cell>
          <table:table-cell table:style-name="ce100" office:value-type="float" office:value="1398" calcext:value-type="float">
            <text:p><text:s text:c="3"/>1,398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532" calcext:value-type="float">
            <text:p><text:s text:c="3"/>1,532</text:p>
          </table:table-cell>
          <table:table-cell table:style-name="ce100" office:value-type="float" office:value="1341" calcext:value-type="float">
            <text:p><text:s text:c="3"/>1,341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25" calcext:value-type="float">
            <text:p><text:s text:c="3"/>125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716" calcext:value-type="float">
            <text:p><text:s text:c="3"/>1,716</text:p>
          </table:table-cell>
          <table:table-cell table:style-name="ce98" office:value-type="float" office:value="1563" calcext:value-type="float">
            <text:p><text:s text:c="3"/>1,563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1672" calcext:value-type="float">
            <text:p><text:s text:c="3"/>1,672</text:p>
          </table:table-cell>
          <table:table-cell table:style-name="ce98" office:value-type="float" office:value="1526" calcext:value-type="float">
            <text:p><text:s text:c="3"/>1,526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854" calcext:value-type="float">
            <text:p><text:s text:c="3"/>854</text:p>
          </table:table-cell>
          <table:table-cell table:style-name="ce99" office:value-type="float" office:value="783" calcext:value-type="float">
            <text:p><text:s text:c="3"/>78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836" calcext:value-type="float">
            <text:p><text:s text:c="3"/>836</text:p>
          </table:table-cell>
          <table:table-cell table:style-name="ce99" office:value-type="float" office:value="768" calcext:value-type="float">
            <text:p><text:s text:c="3"/>76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862" calcext:value-type="float">
            <text:p><text:s text:c="3"/>862</text:p>
          </table:table-cell>
          <table:table-cell table:style-name="ce100" office:value-type="float" office:value="780" calcext:value-type="float">
            <text:p><text:s text:c="3"/>780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836" calcext:value-type="float">
            <text:p><text:s text:c="3"/>836</text:p>
          </table:table-cell>
          <table:table-cell table:style-name="ce100" office:value-type="float" office:value="758" calcext:value-type="float">
            <text:p><text:s text:c="3"/>758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984" calcext:value-type="float">
            <text:p><text:s text:c="3"/>1,984</text:p>
          </table:table-cell>
          <table:table-cell table:style-name="ce98" office:value-type="float" office:value="1782" calcext:value-type="float">
            <text:p><text:s text:c="3"/>1,782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45" calcext:value-type="float">
            <text:p><text:s text:c="3"/>145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1904" calcext:value-type="float">
            <text:p><text:s text:c="3"/>1,904</text:p>
          </table:table-cell>
          <table:table-cell table:style-name="ce98" office:value-type="float" office:value="1709" calcext:value-type="float">
            <text:p><text:s text:c="3"/>1,709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64" calcext:value-type="float">
            <text:p><text:s text:c="3"/>964</text:p>
          </table:table-cell>
          <table:table-cell table:style-name="ce99" office:value-type="float" office:value="899" calcext:value-type="float">
            <text:p><text:s text:c="3"/>89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952" calcext:value-type="float">
            <text:p><text:s text:c="3"/>952</text:p>
          </table:table-cell>
          <table:table-cell table:style-name="ce99" office:value-type="float" office:value="889" calcext:value-type="float">
            <text:p><text:s text:c="3"/>88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number-columns-repeated="2" table:style-name="ce99" office:value-type="float" office:value="24" calcext:value-type="float">
            <text:p><text:s text:c="3"/>2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20" calcext:value-type="float">
            <text:p><text:s text:c="3"/>1,020</text:p>
          </table:table-cell>
          <table:table-cell table:style-name="ce100" office:value-type="float" office:value="883" calcext:value-type="float">
            <text:p><text:s text:c="3"/>883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952" calcext:value-type="float">
            <text:p><text:s text:c="3"/>952</text:p>
          </table:table-cell>
          <table:table-cell table:style-name="ce100" office:value-type="float" office:value="820" calcext:value-type="float">
            <text:p><text:s text:c="3"/>820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610" calcext:value-type="float">
            <text:p><text:s text:c="3"/>2,610</text:p>
          </table:table-cell>
          <table:table-cell table:style-name="ce98" office:value-type="float" office:value="2430" calcext:value-type="float">
            <text:p><text:s text:c="3"/>2,43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572" calcext:value-type="float">
            <text:p><text:s text:c="3"/>2,572</text:p>
          </table:table-cell>
          <table:table-cell table:style-name="ce98" office:value-type="float" office:value="2395" calcext:value-type="float">
            <text:p><text:s text:c="3"/>2,395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96" calcext:value-type="float">
            <text:p><text:s text:c="3"/>1,296</text:p>
          </table:table-cell>
          <table:table-cell table:style-name="ce99" office:value-type="float" office:value="1232" calcext:value-type="float">
            <text:p><text:s text:c="3"/>1,23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1286" calcext:value-type="float">
            <text:p><text:s text:c="3"/>1,286</text:p>
          </table:table-cell>
          <table:table-cell table:style-name="ce99" office:value-type="float" office:value="1224" calcext:value-type="float">
            <text:p><text:s text:c="3"/>1,22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314" calcext:value-type="float">
            <text:p><text:s text:c="3"/>1,314</text:p>
          </table:table-cell>
          <table:table-cell table:style-name="ce100" office:value-type="float" office:value="1198" calcext:value-type="float">
            <text:p><text:s text:c="3"/>1,198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86" calcext:value-type="float">
            <text:p><text:s text:c="3"/>1,286</text:p>
          </table:table-cell>
          <table:table-cell table:style-name="ce100" office:value-type="float" office:value="1171" calcext:value-type="float">
            <text:p><text:s text:c="3"/>1,171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482" calcext:value-type="float">
            <text:p><text:s text:c="3"/>1,482</text:p>
          </table:table-cell>
          <table:table-cell table:style-name="ce98" office:value-type="float" office:value="1398" calcext:value-type="float">
            <text:p><text:s text:c="3"/>1,398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444" calcext:value-type="float">
            <text:p><text:s text:c="3"/>1,444</text:p>
          </table:table-cell>
          <table:table-cell table:style-name="ce98" office:value-type="float" office:value="1363" calcext:value-type="float">
            <text:p><text:s text:c="3"/>1,363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38" calcext:value-type="float">
            <text:p><text:s text:c="3"/>738</text:p>
          </table:table-cell>
          <table:table-cell table:style-name="ce99" office:value-type="float" office:value="712" calcext:value-type="float">
            <text:p><text:s text:c="3"/>71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99" office:value-type="float" office:value="722" calcext:value-type="float">
            <text:p><text:s text:c="3"/>722</text:p>
          </table:table-cell>
          <table:table-cell table:style-name="ce99" office:value-type="float" office:value="696" calcext:value-type="float">
            <text:p><text:s text:c="3"/>69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44" calcext:value-type="float">
            <text:p><text:s text:c="3"/>744</text:p>
          </table:table-cell>
          <table:table-cell table:style-name="ce100" office:value-type="float" office:value="686" calcext:value-type="float">
            <text:p><text:s text:c="3"/>68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722" calcext:value-type="float">
            <text:p><text:s text:c="3"/>722</text:p>
          </table:table-cell>
          <table:table-cell table:style-name="ce100" office:value-type="float" office:value="667" calcext:value-type="float">
            <text:p><text:s text:c="3"/>667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290" calcext:value-type="float">
            <text:p><text:s text:c="3"/>2,290</text:p>
          </table:table-cell>
          <table:table-cell table:style-name="ce98" office:value-type="float" office:value="2128" calcext:value-type="float">
            <text:p><text:s text:c="3"/>2,128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2244" calcext:value-type="float">
            <text:p><text:s text:c="3"/>2,244</text:p>
          </table:table-cell>
          <table:table-cell table:style-name="ce98" office:value-type="float" office:value="2088" calcext:value-type="float">
            <text:p><text:s text:c="3"/>2,088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36" calcext:value-type="float">
            <text:p><text:s text:c="3"/>1,136</text:p>
          </table:table-cell>
          <table:table-cell table:style-name="ce99" office:value-type="float" office:value="1082" calcext:value-type="float">
            <text:p><text:s text:c="3"/>1,08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122" calcext:value-type="float">
            <text:p><text:s text:c="3"/>1,122</text:p>
          </table:table-cell>
          <table:table-cell table:style-name="ce99" office:value-type="float" office:value="1070" calcext:value-type="float">
            <text:p><text:s text:c="3"/>1,070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number-columns-repeated="2" table:style-name="ce99" office:value-type="float" office:value="20" calcext:value-type="float">
            <text:p><text:s text:c="3"/>2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154" calcext:value-type="float">
            <text:p><text:s text:c="3"/>1,154</text:p>
          </table:table-cell>
          <table:table-cell table:style-name="ce100" office:value-type="float" office:value="1046" calcext:value-type="float">
            <text:p><text:s text:c="3"/>1,046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122" calcext:value-type="float">
            <text:p><text:s text:c="3"/>1,122</text:p>
          </table:table-cell>
          <table:table-cell table:style-name="ce100" office:value-type="float" office:value="1018" calcext:value-type="float">
            <text:p><text:s text:c="3"/>1,018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090" calcext:value-type="float">
            <text:p><text:s text:c="3"/>5,090</text:p>
          </table:table-cell>
          <table:table-cell table:style-name="ce98" office:value-type="float" office:value="4716" calcext:value-type="float">
            <text:p><text:s text:c="3"/>4,716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275" calcext:value-type="float">
            <text:p><text:s text:c="3"/>275</text:p>
          </table:table-cell>
          <table:table-cell table:style-name="ce98" office:value-type="float" office:value="231" calcext:value-type="float">
            <text:p><text:s text:c="3"/>231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4954" calcext:value-type="float">
            <text:p><text:s text:c="3"/>4,954</text:p>
          </table:table-cell>
          <table:table-cell table:style-name="ce98" office:value-type="float" office:value="4589" calcext:value-type="float">
            <text:p><text:s text:c="3"/>4,589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266" calcext:value-type="float">
            <text:p><text:s text:c="3"/>266</text:p>
          </table:table-cell>
          <table:table-cell table:style-name="ce98" office:value-type="float" office:value="225" calcext:value-type="float">
            <text:p><text:s text:c="3"/>225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517" calcext:value-type="float">
            <text:p><text:s text:c="3"/>2,517</text:p>
          </table:table-cell>
          <table:table-cell table:style-name="ce99" office:value-type="float" office:value="2422" calcext:value-type="float">
            <text:p><text:s text:c="3"/>2,422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477" calcext:value-type="float">
            <text:p><text:s text:c="3"/>2,477</text:p>
          </table:table-cell>
          <table:table-cell table:style-name="ce99" office:value-type="float" office:value="2386" calcext:value-type="float">
            <text:p><text:s text:c="3"/>2,386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573" calcext:value-type="float">
            <text:p><text:s text:c="3"/>2,573</text:p>
          </table:table-cell>
          <table:table-cell table:style-name="ce100" office:value-type="float" office:value="2294" calcext:value-type="float">
            <text:p><text:s text:c="3"/>2,294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211" calcext:value-type="float">
            <text:p><text:s text:c="3"/>211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2477" calcext:value-type="float">
            <text:p><text:s text:c="3"/>2,477</text:p>
          </table:table-cell>
          <table:table-cell table:style-name="ce100" office:value-type="float" office:value="2203" calcext:value-type="float">
            <text:p><text:s text:c="3"/>2,203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206" calcext:value-type="float">
            <text:p><text:s text:c="3"/>206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96" calcext:value-type="float">
            <text:p><text:s text:c="3"/>296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style-name="ce102" office:value-type="float" office:value="139" calcext:value-type="float">
            <text:p><text:s text:c="3"/>13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5" calcext:value-type="float">
            <text:p><text:s text:c="3"/>145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94" calcext:value-type="float">
            <text:p><text:s text:c="3"/>494</text:p>
          </table:table-cell>
          <table:table-cell table:style-name="ce101" office:value-type="float" office:value="464" calcext:value-type="float">
            <text:p><text:s text:c="3"/>464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78" calcext:value-type="float">
            <text:p><text:s text:c="3"/>478</text:p>
          </table:table-cell>
          <table:table-cell table:style-name="ce101" office:value-type="float" office:value="448" calcext:value-type="float">
            <text:p><text:s text:c="3"/>44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6" calcext:value-type="float">
            <text:p><text:s text:c="3"/>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39" calcext:value-type="float">
            <text:p><text:s text:c="3"/>239</text:p>
          </table:table-cell>
          <table:table-cell table:style-name="ce101" office:value-type="float" office:value="229" calcext:value-type="float">
            <text:p><text:s text:c="3"/>22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3" calcext:value-type="float">
            <text:p><text:s text:c="3"/>253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9" calcext:value-type="float">
            <text:p><text:s text:c="3"/>239</text:p>
          </table:table-cell>
          <table:table-cell table:style-name="ce102" office:value-type="float" office:value="219" calcext:value-type="float">
            <text:p><text:s text:c="3"/>219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28" calcext:value-type="float">
            <text:p><text:s text:c="3"/>428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0" calcext:value-type="float">
            <text:p><text:s text:c="3"/>3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52" calcext:value-type="float">
            <text:p><text:s text:c="3"/>852</text:p>
          </table:table-cell>
          <table:table-cell table:style-name="ce101" office:value-type="float" office:value="788" calcext:value-type="float">
            <text:p><text:s text:c="3"/>78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834" calcext:value-type="float">
            <text:p><text:s text:c="3"/>834</text:p>
          </table:table-cell>
          <table:table-cell table:style-name="ce101" office:value-type="float" office:value="771" calcext:value-type="float">
            <text:p><text:s text:c="3"/>77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50" calcext:value-type="float">
            <text:p><text:s text:c="3"/>50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23" calcext:value-type="float">
            <text:p><text:s text:c="3"/>423</text:p>
          </table:table-cell>
          <table:table-cell table:style-name="ce101" office:value-type="float" office:value="407" calcext:value-type="float">
            <text:p><text:s text:c="3"/>40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417" calcext:value-type="float">
            <text:p><text:s text:c="3"/>417</text:p>
          </table:table-cell>
          <table:table-cell table:style-name="ce101" office:value-type="float" office:value="401" calcext:value-type="float">
            <text:p><text:s text:c="3"/>40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4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29" calcext:value-type="float">
            <text:p><text:s text:c="3"/>429</text:p>
          </table:table-cell>
          <table:table-cell table:style-name="ce102" office:value-type="float" office:value="381" calcext:value-type="float">
            <text:p><text:s text:c="3"/>38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17" calcext:value-type="float">
            <text:p><text:s text:c="3"/>417</text:p>
          </table:table-cell>
          <table:table-cell table:style-name="ce102" office:value-type="float" office:value="370" calcext:value-type="float">
            <text:p><text:s text:c="3"/>37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299" calcext:value-type="float">
            <text:p><text:s text:c="3"/>29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39" calcext:value-type="float">
            <text:p><text:s text:c="3"/>139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78" calcext:value-type="float">
            <text:p><text:s text:c="3"/>478</text:p>
          </table:table-cell>
          <table:table-cell table:style-name="ce103" office:value-type="float" office:value="446" calcext:value-type="float">
            <text:p><text:s text:c="3"/>44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472" calcext:value-type="float">
            <text:p><text:s text:c="3"/>472</text:p>
          </table:table-cell>
          <table:table-cell table:style-name="ce101" office:value-type="float" office:value="440" calcext:value-type="float">
            <text:p><text:s text:c="3"/>44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2" calcext:value-type="float">
            <text:p><text:s text:c="3"/>242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296" calcext:value-type="float">
            <text:p><text:s text:c="3"/>29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0" calcext:value-type="float">
            <text:p><text:s text:c="3"/>160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76" calcext:value-type="float">
            <text:p><text:s text:c="3"/>576</text:p>
          </table:table-cell>
          <table:table-cell table:style-name="ce101" office:value-type="float" office:value="532" calcext:value-type="float">
            <text:p><text:s text:c="3"/>53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54" calcext:value-type="float">
            <text:p><text:s text:c="3"/>554</text:p>
          </table:table-cell>
          <table:table-cell table:style-name="ce101" office:value-type="float" office:value="511" calcext:value-type="float">
            <text:p><text:s text:c="3"/>51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77" calcext:value-type="float">
            <text:p><text:s text:c="3"/>277</text:p>
          </table:table-cell>
          <table:table-cell table:style-name="ce101" office:value-type="float" office:value="266" calcext:value-type="float">
            <text:p><text:s text:c="3"/>26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3" calcext:value-type="float">
            <text:p><text:s text:c="3"/>293</text:p>
          </table:table-cell>
          <table:table-cell table:style-name="ce102" office:value-type="float" office:value="261" calcext:value-type="float">
            <text:p><text:s text:c="3"/>26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style-name="ce101" office:value-type="float" office:value="68" calcext:value-type="float">
            <text:p><text:s text:c="3"/>6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style-name="ce101" office:value-type="float" office:value="68" calcext:value-type="float">
            <text:p><text:s text:c="3"/>6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style-name="ce101" office:value-type="float" office:value="259" calcext:value-type="float">
            <text:p><text:s text:c="3"/>25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style-name="ce102" office:value-type="float" office:value="123" calcext:value-type="float">
            <text:p><text:s text:c="3"/>12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3" calcext:value-type="float">
            <text:p><text:s text:c="3"/>123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325" calcext:value-type="float">
            <text:p><text:s text:c="3"/>325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3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11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8752" calcext:value-type="float">
            <text:p><text:s text:c="3"/>208,752</text:p>
          </table:table-cell>
          <table:table-cell table:style-name="ce35" office:value-type="float" office:value="189418" calcext:value-type="float">
            <text:p><text:s text:c="3"/>189,418</text:p>
          </table:table-cell>
          <table:table-cell table:style-name="ce35" office:value-type="float" office:value="189358" calcext:value-type="float">
            <text:p><text:s text:c="3"/>189,358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5170" calcext:value-type="float">
            <text:p><text:s text:c="3"/>5,170</text:p>
          </table:table-cell>
          <table:table-cell table:style-name="ce35" office:value-type="float" office:value="991" calcext:value-type="float">
            <text:p><text:s text:c="3"/>991</text:p>
          </table:table-cell>
          <table:table-cell table:style-name="ce35" office:value-type="float" office:value="4179" calcext:value-type="float">
            <text:p><text:s text:c="3"/>4,179</text:p>
          </table:table-cell>
          <table:table-cell table:style-name="ce35" office:value-type="float" office:value="1096" calcext:value-type="float">
            <text:p><text:s text:c="3"/>1,096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989" calcext:value-type="float">
            <text:p><text:s text:c="3"/>989</text:p>
          </table:table-cell>
          <table:table-cell table:style-name="ce35" office:value-type="float" office:value="13068" calcext:value-type="float">
            <text:p><text:s text:c="3"/>13,068</text:p>
          </table:table-cell>
          <table:table-cell table:style-name="ce35" office:value-type="float" office:value="1641" calcext:value-type="float">
            <text:p><text:s text:c="3"/>1,641</text:p>
          </table:table-cell>
          <table:table-cell table:style-name="ce35" office:value-type="float" office:value="11427" calcext:value-type="float">
            <text:p><text:s text:c="3"/>11,427</text:p>
          </table:table-cell>
          <table:table-cell table:style-name="ce35" office:value-type="float" office:value="9596" calcext:value-type="float">
            <text:p><text:s text:c="3"/>9,596</text:p>
          </table:table-cell>
          <table:table-cell table:style-name="ce35" office:value-type="float" office:value="1616" calcext:value-type="float">
            <text:p><text:s text:c="3"/>1,616</text:p>
          </table:table-cell>
          <table:table-cell table:style-name="ce35" office:value-type="float" office:value="7980" calcext:value-type="float">
            <text:p><text:s text:c="3"/>7,980</text:p>
          </table:table-cell>
          <table:table-cell table:style-name="ce35" office:value-type="float" office:value="3472" calcext:value-type="float">
            <text:p><text:s text:c="3"/>3,47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447" calcext:value-type="float">
            <text:p><text:s text:c="3"/>3,447</text:p>
          </table:table-cell>
          <table:table-cell table:style-name="ce35" office:value-type="float" office:value="202142" calcext:value-type="float">
            <text:p><text:s text:c="3"/>202,142</text:p>
          </table:table-cell>
          <table:table-cell table:style-name="ce35" office:value-type="float" office:value="183404" calcext:value-type="float">
            <text:p><text:s text:c="3"/>183,404</text:p>
          </table:table-cell>
          <table:table-cell table:style-name="ce35" office:value-type="float" office:value="183344" calcext:value-type="float">
            <text:p><text:s text:c="3"/>183,344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5008" calcext:value-type="float">
            <text:p><text:s text:c="3"/>5,008</text:p>
          </table:table-cell>
          <table:table-cell table:style-name="ce35" office:value-type="float" office:value="984" calcext:value-type="float">
            <text:p><text:s text:c="3"/>984</text:p>
          </table:table-cell>
          <table:table-cell table:style-name="ce35" office:value-type="float" office:value="4024" calcext:value-type="float">
            <text:p><text:s text:c="3"/>4,024</text:p>
          </table:table-cell>
          <table:table-cell table:style-name="ce35" office:value-type="float" office:value="1001" calcext:value-type="float">
            <text:p><text:s text:c="3"/>1,001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919" calcext:value-type="float">
            <text:p><text:s text:c="3"/>919</text:p>
          </table:table-cell>
          <table:table-cell table:style-name="ce35" office:value-type="float" office:value="12729" calcext:value-type="float">
            <text:p><text:s text:c="3"/>12,729</text:p>
          </table:table-cell>
          <table:table-cell table:style-name="ce35" office:value-type="float" office:value="1627" calcext:value-type="float">
            <text:p><text:s text:c="3"/>1,627</text:p>
          </table:table-cell>
          <table:table-cell table:style-name="ce35" office:value-type="float" office:value="11102" calcext:value-type="float">
            <text:p><text:s text:c="3"/>11,102</text:p>
          </table:table-cell>
          <table:table-cell table:style-name="ce35" office:value-type="float" office:value="9383" calcext:value-type="float">
            <text:p><text:s text:c="3"/>9,383</text:p>
          </table:table-cell>
          <table:table-cell table:style-name="ce35" office:value-type="float" office:value="1603" calcext:value-type="float">
            <text:p><text:s text:c="3"/>1,603</text:p>
          </table:table-cell>
          <table:table-cell table:style-name="ce35" office:value-type="float" office:value="7780" calcext:value-type="float">
            <text:p><text:s text:c="3"/>7,780</text:p>
          </table:table-cell>
          <table:table-cell table:style-name="ce35" office:value-type="float" office:value="3346" calcext:value-type="float">
            <text:p><text:s text:c="3"/>3,346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3322" calcext:value-type="float">
            <text:p><text:s text:c="3"/>3,322</text:p>
          </table:table-cell>
          <table:table-cell table:style-name="ce35" office:value-type="float" office:value="6610" calcext:value-type="float">
            <text:p><text:s text:c="3"/>6,610</text:p>
          </table:table-cell>
          <table:table-cell table:number-columns-repeated="2" table:style-name="ce35" office:value-type="float" office:value="6014" calcext:value-type="float">
            <text:p><text:s text:c="3"/>6,01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339" calcext:value-type="float">
            <text:p><text:s text:c="3"/>339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325" calcext:value-type="float">
            <text:p><text:s text:c="3"/>325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126" calcext:value-type="float">
            <text:p><text:s text:c="3"/>12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25" calcext:value-type="float">
            <text:p><text:s text:c="3"/>125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3157" calcext:value-type="float">
            <text:p><text:s text:c="3"/>103,157</text:p>
          </table:table-cell>
          <table:table-cell table:style-name="ce36" office:value-type="float" office:value="97294" calcext:value-type="float">
            <text:p><text:s text:c="3"/>97,294</text:p>
          </table:table-cell>
          <table:table-cell table:style-name="ce36" office:value-type="float" office:value="97259" calcext:value-type="float">
            <text:p><text:s text:c="3"/>97,259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291" calcext:value-type="float">
            <text:p><text:s text:c="3"/>1,291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1192" calcext:value-type="float">
            <text:p><text:s text:c="3"/>1,192</text:p>
          </table:table-cell>
          <table:table-cell table:style-name="ce36" office:value-type="float" office:value="498" calcext:value-type="float">
            <text:p><text:s text:c="3"/>498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4074" calcext:value-type="float">
            <text:p><text:s text:c="3"/>4,074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3998" calcext:value-type="float">
            <text:p><text:s text:c="3"/>3,998</text:p>
          </table:table-cell>
          <table:table-cell table:style-name="ce36" office:value-type="float" office:value="1506" calcext:value-type="float">
            <text:p><text:s text:c="3"/>1,506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451" calcext:value-type="float">
            <text:p><text:s text:c="3"/>1,451</text:p>
          </table:table-cell>
          <table:table-cell table:style-name="ce36" office:value-type="float" office:value="2568" calcext:value-type="float">
            <text:p><text:s text:c="3"/>2,568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547" calcext:value-type="float">
            <text:p><text:s text:c="3"/>2,547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95471" calcext:value-type="float">
            <text:p><text:s text:c="3"/>95,471</text:p>
          </table:table-cell>
          <table:table-cell table:style-name="ce36" office:value-type="float" office:value="95436" calcext:value-type="float">
            <text:p><text:s text:c="3"/>95,436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240" calcext:value-type="float">
            <text:p><text:s text:c="3"/>1,240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style-name="ce36" office:value-type="float" office:value="1142" calcext:value-type="float">
            <text:p><text:s text:c="3"/>1,142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10" calcext:value-type="float">
            <text:p><text:s text:c="3"/>410</text:p>
          </table:table-cell>
          <table:table-cell table:style-name="ce36" office:value-type="float" office:value="3913" calcext:value-type="float">
            <text:p><text:s text:c="3"/>3,913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3840" calcext:value-type="float">
            <text:p><text:s text:c="3"/>3,840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384" calcext:value-type="float">
            <text:p><text:s text:c="3"/>1,384</text:p>
          </table:table-cell>
          <table:table-cell table:style-name="ce36" office:value-type="float" office:value="2476" calcext:value-type="float">
            <text:p><text:s text:c="3"/>2,47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456" calcext:value-type="float">
            <text:p><text:s text:c="3"/>2,456</text:p>
          </table:table-cell>
          <table:table-cell table:style-name="ce36" office:value-type="float" office:value="2086" calcext:value-type="float">
            <text:p><text:s text:c="3"/>2,086</text:p>
          </table:table-cell>
          <table:table-cell table:number-columns-repeated="2" table:style-name="ce36" office:value-type="float" office:value="1823" calcext:value-type="float">
            <text:p><text:s text:c="3"/>1,82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61" calcext:value-type="float">
            <text:p><text:s text:c="3"/>16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91" calcext:value-type="float">
            <text:p><text:s text:c="3"/>91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5595" calcext:value-type="float">
            <text:p><text:s text:c="3"/>105,595</text:p>
          </table:table-cell>
          <table:table-cell table:style-name="ce36" office:value-type="float" office:value="92124" calcext:value-type="float">
            <text:p><text:s text:c="3"/>92,124</text:p>
          </table:table-cell>
          <table:table-cell table:style-name="ce36" office:value-type="float" office:value="92099" calcext:value-type="float">
            <text:p><text:s text:c="3"/>92,099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879" calcext:value-type="float">
            <text:p><text:s text:c="3"/>3,879</text:p>
          </table:table-cell>
          <table:table-cell table:style-name="ce36" office:value-type="float" office:value="892" calcext:value-type="float">
            <text:p><text:s text:c="3"/>892</text:p>
          </table:table-cell>
          <table:table-cell table:style-name="ce36" office:value-type="float" office:value="2987" calcext:value-type="float">
            <text:p><text:s text:c="3"/>2,987</text:p>
          </table:table-cell>
          <table:table-cell table:style-name="ce36" office:value-type="float" office:value="598" calcext:value-type="float">
            <text:p><text:s text:c="3"/>59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42" calcext:value-type="float">
            <text:p><text:s text:c="3"/>542</text:p>
          </table:table-cell>
          <table:table-cell table:style-name="ce36" office:value-type="float" office:value="8994" calcext:value-type="float">
            <text:p><text:s text:c="3"/>8,994</text:p>
          </table:table-cell>
          <table:table-cell table:style-name="ce36" office:value-type="float" office:value="1565" calcext:value-type="float">
            <text:p><text:s text:c="3"/>1,565</text:p>
          </table:table-cell>
          <table:table-cell table:style-name="ce36" office:value-type="float" office:value="7429" calcext:value-type="float">
            <text:p><text:s text:c="3"/>7,429</text:p>
          </table:table-cell>
          <table:table-cell table:style-name="ce36" office:value-type="float" office:value="8090" calcext:value-type="float">
            <text:p><text:s text:c="3"/>8,090</text:p>
          </table:table-cell>
          <table:table-cell table:style-name="ce36" office:value-type="float" office:value="1561" calcext:value-type="float">
            <text:p><text:s text:c="3"/>1,561</text:p>
          </table:table-cell>
          <table:table-cell table:style-name="ce36" office:value-type="float" office:value="6529" calcext:value-type="float">
            <text:p><text:s text:c="3"/>6,529</text:p>
          </table:table-cell>
          <table:table-cell table:style-name="ce36" office:value-type="float" office:value="904" calcext:value-type="float">
            <text:p><text:s text:c="3"/>90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900" calcext:value-type="float">
            <text:p><text:s text:c="3"/>900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87933" calcext:value-type="float">
            <text:p><text:s text:c="3"/>87,933</text:p>
          </table:table-cell>
          <table:table-cell table:style-name="ce36" office:value-type="float" office:value="87908" calcext:value-type="float">
            <text:p><text:s text:c="3"/>87,908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768" calcext:value-type="float">
            <text:p><text:s text:c="3"/>3,768</text:p>
          </table:table-cell>
          <table:table-cell table:style-name="ce36" office:value-type="float" office:value="886" calcext:value-type="float">
            <text:p><text:s text:c="3"/>886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554" calcext:value-type="float">
            <text:p><text:s text:c="3"/>55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509" calcext:value-type="float">
            <text:p><text:s text:c="3"/>509</text:p>
          </table:table-cell>
          <table:table-cell table:style-name="ce36" office:value-type="float" office:value="8816" calcext:value-type="float">
            <text:p><text:s text:c="3"/>8,816</text:p>
          </table:table-cell>
          <table:table-cell table:style-name="ce36" office:value-type="float" office:value="1554" calcext:value-type="float">
            <text:p><text:s text:c="3"/>1,554</text:p>
          </table:table-cell>
          <table:table-cell table:style-name="ce36" office:value-type="float" office:value="7262" calcext:value-type="float">
            <text:p><text:s text:c="3"/>7,262</text:p>
          </table:table-cell>
          <table:table-cell table:style-name="ce36" office:value-type="float" office:value="7946" calcext:value-type="float">
            <text:p><text:s text:c="3"/>7,946</text:p>
          </table:table-cell>
          <table:table-cell table:style-name="ce36" office:value-type="float" office:value="1550" calcext:value-type="float">
            <text:p><text:s text:c="3"/>1,550</text:p>
          </table:table-cell>
          <table:table-cell table:style-name="ce36" office:value-type="float" office:value="6396" calcext:value-type="float">
            <text:p><text:s text:c="3"/>6,396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66" calcext:value-type="float">
            <text:p><text:s text:c="3"/>866</text:p>
          </table:table-cell>
          <table:table-cell table:style-name="ce36" office:value-type="float" office:value="4524" calcext:value-type="float">
            <text:p><text:s text:c="3"/>4,524</text:p>
          </table:table-cell>
          <table:table-cell table:number-columns-repeated="2" table:style-name="ce36" office:value-type="float" office:value="4191" calcext:value-type="float">
            <text:p><text:s text:c="3"/>4,19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33" calcext:value-type="float">
            <text:p><text:s text:c="3"/>133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13801" calcext:value-type="float">
            <text:p><text:s text:c="3"/>13,8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6" calcext:value-type="float">
            <text:p><text:s text:c="3"/>256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13315" calcext:value-type="float">
            <text:p><text:s text:c="3"/>13,3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13" calcext:value-type="float">
            <text:p><text:s text:c="3"/>613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number-columns-repeated="2" table:style-name="ce37" office:value-type="float" office:value="486" calcext:value-type="float">
            <text:p><text:s text:c="3"/>4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7078" calcext:value-type="float">
            <text:p><text:s text:c="3"/>7,0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6955" calcext:value-type="float">
            <text:p><text:s text:c="3"/>6,9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6723" calcext:value-type="float">
            <text:p><text:s text:c="3"/>6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87" calcext:value-type="float">
            <text:p><text:s text:c="3"/>58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6360" calcext:value-type="float">
            <text:p><text:s text:c="3"/>6,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3" calcext:value-type="float">
            <text:p><text:s text:c="3"/>3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13248" calcext:value-type="float">
            <text:p><text:s text:c="3"/>13,24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12775" calcext:value-type="float">
            <text:p><text:s text:c="3"/>12,7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898" calcext:value-type="float">
            <text:p><text:s text:c="3"/>898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6843" calcext:value-type="float">
            <text:p><text:s text:c="3"/>6,8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6698" calcext:value-type="float">
            <text:p><text:s text:c="3"/>6,69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6405" calcext:value-type="float">
            <text:p><text:s text:c="3"/>6,40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6077" calcext:value-type="float">
            <text:p><text:s text:c="3"/>6,0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number-columns-repeated="2" table:style-name="ce38" office:value-type="float" office:value="328" calcext:value-type="float">
            <text:p><text:s text:c="3"/>3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10342" calcext:value-type="float">
            <text:p><text:s text:c="3"/>10,3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9921" calcext:value-type="float">
            <text:p><text:s text:c="3"/>9,9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794" calcext:value-type="float">
            <text:p><text:s text:c="3"/>794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number-columns-repeated="2" table:style-name="ce37" office:value-type="float" office:value="421" calcext:value-type="float">
            <text:p><text:s text:c="3"/>4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5416" calcext:value-type="float">
            <text:p><text:s text:c="3"/>5,4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5265" calcext:value-type="float">
            <text:p><text:s text:c="3"/>5,26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number-columns-repeated="2" table:style-name="ce38" office:value-type="float" office:value="4926" calcext:value-type="float">
            <text:p><text:s text:c="3"/>4,9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number-columns-repeated="2" table:style-name="ce38" office:value-type="float" office:value="4656" calcext:value-type="float">
            <text:p><text:s text:c="3"/>4,6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43" calcext:value-type="float">
            <text:p><text:s text:c="3"/>54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number-columns-repeated="2" table:style-name="ce38" office:value-type="float" office:value="270" calcext:value-type="float">
            <text:p><text:s text:c="3"/>2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10234" calcext:value-type="float">
            <text:p><text:s text:c="3"/>10,23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9808" calcext:value-type="float">
            <text:p><text:s text:c="3"/>9,80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76" calcext:value-type="float">
            <text:p><text:s text:c="3"/>876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number-columns-repeated="2" table:style-name="ce37" office:value-type="float" office:value="426" calcext:value-type="float">
            <text:p><text:s text:c="3"/>4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5319" calcext:value-type="float">
            <text:p><text:s text:c="3"/>5,31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0" calcext:value-type="float">
            <text:p><text:s text:c="3"/>3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5182" calcext:value-type="float">
            <text:p><text:s text:c="3"/>5,18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7" calcext:value-type="float">
            <text:p><text:s text:c="3"/>1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4915" calcext:value-type="float">
            <text:p><text:s text:c="3"/>4,9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4626" calcext:value-type="float">
            <text:p><text:s text:c="3"/>4,62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2" calcext:value-type="float">
            <text:p><text:s text:c="3"/>50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number-columns-repeated="2" table:style-name="ce38" office:value-type="float" office:value="289" calcext:value-type="float">
            <text:p><text:s text:c="3"/>2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19727" calcext:value-type="float">
            <text:p><text:s text:c="3"/>19,7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19172" calcext:value-type="float">
            <text:p><text:s text:c="3"/>19,17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973" calcext:value-type="float">
            <text:p><text:s text:c="3"/>973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55" calcext:value-type="float">
            <text:p><text:s text:c="3"/>55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0075" calcext:value-type="float">
            <text:p><text:s text:c="3"/>10,0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9886" calcext:value-type="float">
            <text:p><text:s text:c="3"/>9,88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70" calcext:value-type="float">
            <text:p><text:s text:c="3"/>370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9286" calcext:value-type="float">
            <text:p><text:s text:c="3"/>9,2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172" calcext:value-type="float">
            <text:p><text:s text:c="3"/>17,172</text:p>
          </table:table-cell>
          <table:table-cell table:style-name="ce37" office:value-type="float" office:value="15720" calcext:value-type="float">
            <text:p><text:s text:c="3"/>15,720</text:p>
          </table:table-cell>
          <table:table-cell table:style-name="ce37" office:value-type="float" office:value="15714" calcext:value-type="float">
            <text:p><text:s text:c="3"/>15,7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038" calcext:value-type="float">
            <text:p><text:s text:c="3"/>1,03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01" calcext:value-type="float">
            <text:p><text:s text:c="3"/>901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16654" calcext:value-type="float">
            <text:p><text:s text:c="3"/>16,654</text:p>
          </table:table-cell>
          <table:table-cell table:style-name="ce37" office:value-type="float" office:value="15250" calcext:value-type="float">
            <text:p><text:s text:c="3"/>15,250</text:p>
          </table:table-cell>
          <table:table-cell table:style-name="ce37" office:value-type="float" office:value="15244" calcext:value-type="float">
            <text:p><text:s text:c="3"/>15,24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871" calcext:value-type="float">
            <text:p><text:s text:c="3"/>871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00" calcext:value-type="float">
            <text:p><text:s text:c="3"/>600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18" calcext:value-type="float">
            <text:p><text:s text:c="3"/>518</text:p>
          </table:table-cell>
          <table:table-cell table:number-columns-repeated="2" table:style-name="ce37" office:value-type="float" office:value="470" calcext:value-type="float">
            <text:p><text:s text:c="3"/>47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8048" calcext:value-type="float">
            <text:p><text:s text:c="3"/>8,048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898" calcext:value-type="float">
            <text:p><text:s text:c="3"/>7,898</text:p>
          </table:table-cell>
          <table:table-cell table:style-name="ce38" office:value-type="float" office:value="7895" calcext:value-type="float">
            <text:p><text:s text:c="3"/>7,89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number-columns-repeated="2" table:style-name="ce38" office:value-type="float" office:value="150" calcext:value-type="float">
            <text:p><text:s text:c="3"/>1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673" calcext:value-type="float">
            <text:p><text:s text:c="3"/>8,673</text:p>
          </table:table-cell>
          <table:table-cell table:style-name="ce38" office:value-type="float" office:value="7672" calcext:value-type="float">
            <text:p><text:s text:c="3"/>7,672</text:p>
          </table:table-cell>
          <table:table-cell table:style-name="ce38" office:value-type="float" office:value="7669" calcext:value-type="float">
            <text:p><text:s text:c="3"/>7,66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06" calcext:value-type="float">
            <text:p><text:s text:c="3"/>706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32" calcext:value-type="float">
            <text:p><text:s text:c="3"/>63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352" calcext:value-type="float">
            <text:p><text:s text:c="3"/>7,352</text:p>
          </table:table-cell>
          <table:table-cell table:style-name="ce38" office:value-type="float" office:value="7349" calcext:value-type="float">
            <text:p><text:s text:c="3"/>7,3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87" calcext:value-type="float">
            <text:p><text:s text:c="3"/>687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0" calcext:value-type="float">
            <text:p><text:s text:c="3"/>3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632" calcext:value-type="float">
            <text:p><text:s text:c="3"/>21,632</text:p>
          </table:table-cell>
          <table:table-cell table:style-name="ce37" office:value-type="float" office:value="19924" calcext:value-type="float">
            <text:p><text:s text:c="3"/>19,924</text:p>
          </table:table-cell>
          <table:table-cell table:style-name="ce37" office:value-type="float" office:value="19916" calcext:value-type="float">
            <text:p><text:s text:c="3"/>19,91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84" calcext:value-type="float">
            <text:p><text:s text:c="3"/>1,18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56" calcext:value-type="float">
            <text:p><text:s text:c="3"/>1,056</text:p>
          </table:table-cell>
          <table:table-cell table:style-name="ce37" office:value-type="float" office:value="825" calcext:value-type="float">
            <text:p><text:s text:c="3"/>82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98" calcext:value-type="float">
            <text:p><text:s text:c="3"/>698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0912" calcext:value-type="float">
            <text:p><text:s text:c="3"/>20,912</text:p>
          </table:table-cell>
          <table:table-cell table:style-name="ce37" office:value-type="float" office:value="19271" calcext:value-type="float">
            <text:p><text:s text:c="3"/>19,271</text:p>
          </table:table-cell>
          <table:table-cell table:style-name="ce37" office:value-type="float" office:value="19263" calcext:value-type="float">
            <text:p><text:s text:c="3"/>19,2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1" calcext:value-type="float">
            <text:p><text:s text:c="3"/>1,151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026" calcext:value-type="float">
            <text:p><text:s text:c="3"/>1,026</text:p>
          </table:table-cell>
          <table:table-cell table:style-name="ce37" office:value-type="float" office:value="802" calcext:value-type="float">
            <text:p><text:s text:c="3"/>802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720" calcext:value-type="float">
            <text:p><text:s text:c="3"/>720</text:p>
          </table:table-cell>
          <table:table-cell table:number-columns-repeated="2" table:style-name="ce37" office:value-type="float" office:value="653" calcext:value-type="float">
            <text:p><text:s text:c="3"/>6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58" calcext:value-type="float">
            <text:p><text:s text:c="3"/>10,658</text:p>
          </table:table-cell>
          <table:table-cell table:style-name="ce38" office:value-type="float" office:value="10105" calcext:value-type="float">
            <text:p><text:s text:c="3"/>10,105</text:p>
          </table:table-cell>
          <table:table-cell table:style-name="ce38" office:value-type="float" office:value="10100" calcext:value-type="float">
            <text:p><text:s text:c="3"/>10,10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927" calcext:value-type="float">
            <text:p><text:s text:c="3"/>9,927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85" calcext:value-type="float">
            <text:p><text:s text:c="3"/>3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78" calcext:value-type="float">
            <text:p><text:s text:c="3"/>1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74" calcext:value-type="float">
            <text:p><text:s text:c="3"/>10,974</text:p>
          </table:table-cell>
          <table:table-cell table:style-name="ce38" office:value-type="float" office:value="9819" calcext:value-type="float">
            <text:p><text:s text:c="3"/>9,819</text:p>
          </table:table-cell>
          <table:table-cell table:style-name="ce38" office:value-type="float" office:value="9816" calcext:value-type="float">
            <text:p><text:s text:c="3"/>9,81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1" calcext:value-type="float">
            <text:p><text:s text:c="3"/>661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70" calcext:value-type="float">
            <text:p><text:s text:c="3"/>570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344" calcext:value-type="float">
            <text:p><text:s text:c="3"/>9,344</text:p>
          </table:table-cell>
          <table:table-cell table:style-name="ce38" office:value-type="float" office:value="9341" calcext:value-type="float">
            <text:p><text:s text:c="3"/>9,3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09" calcext:value-type="float">
            <text:p><text:s text:c="3"/>20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number-columns-repeated="2" table:style-name="ce38" office:value-type="float" office:value="475" calcext:value-type="float">
            <text:p><text:s text:c="3"/>4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5年</text:p>
            <text:p>截至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446" calcext:value-type="float">
            <text:p><text:s text:c="3"/>18,446</text:p>
          </table:table-cell>
          <table:table-cell table:style-name="ce35" office:value-type="float" office:value="16967" calcext:value-type="float">
            <text:p><text:s text:c="3"/>16,967</text:p>
          </table:table-cell>
          <table:table-cell table:style-name="ce35" office:value-type="float" office:value="16960" calcext:value-type="float">
            <text:p><text:s text:c="3"/>16,960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284" calcext:value-type="float">
            <text:p><text:s text:c="3"/>284</text:p>
          </table:table-cell>
          <table:table-cell table:style-name="ce35" office:value-type="float" office:value="65" calcext:value-type="float">
            <text:p><text:s text:c="3"/>65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1046" calcext:value-type="float">
            <text:p><text:s text:c="3"/>1,046</text:p>
          </table:table-cell>
          <table:table-cell table:style-name="ce35" office:value-type="float" office:value="139" calcext:value-type="float">
            <text:p><text:s text:c="3"/>139</text:p>
          </table:table-cell>
          <table:table-cell table:style-name="ce35" office:value-type="float" office:value="907" calcext:value-type="float">
            <text:p><text:s text:c="3"/>907</text:p>
          </table:table-cell>
          <table:table-cell table:style-name="ce35" office:value-type="float" office:value="755" calcext:value-type="float">
            <text:p><text:s text:c="3"/>755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619" calcext:value-type="float">
            <text:p><text:s text:c="3"/>619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88" calcext:value-type="float">
            <text:p><text:s text:c="3"/>288</text:p>
          </table:table-cell>
          <table:table-cell table:style-name="ce35" office:value-type="float" office:value="17964" calcext:value-type="float">
            <text:p><text:s text:c="3"/>17,964</text:p>
          </table:table-cell>
          <table:table-cell table:style-name="ce35" office:value-type="float" office:value="16532" calcext:value-type="float">
            <text:p><text:s text:c="3"/>16,532</text:p>
          </table:table-cell>
          <table:table-cell table:style-name="ce35" office:value-type="float" office:value="16525" calcext:value-type="float">
            <text:p><text:s text:c="3"/>16,52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59" calcext:value-type="float">
            <text:p><text:s text:c="3"/>359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1013" calcext:value-type="float">
            <text:p><text:s text:c="3"/>1,013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877" calcext:value-type="float">
            <text:p><text:s text:c="3"/>877</text:p>
          </table:table-cell>
          <table:table-cell table:style-name="ce35" office:value-type="float" office:value="738" calcext:value-type="float">
            <text:p><text:s text:c="3"/>738</text:p>
          </table:table-cell>
          <table:table-cell table:style-name="ce35" office:value-type="float" office:value="133" calcext:value-type="float">
            <text:p><text:s text:c="3"/>133</text:p>
          </table:table-cell>
          <table:table-cell table:style-name="ce35" office:value-type="float" office:value="605" calcext:value-type="float">
            <text:p><text:s text:c="3"/>605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72" calcext:value-type="float">
            <text:p><text:s text:c="3"/>272</text:p>
          </table:table-cell>
          <table:table-cell table:style-name="ce35" office:value-type="float" office:value="482" calcext:value-type="float">
            <text:p><text:s text:c="3"/>482</text:p>
          </table:table-cell>
          <table:table-cell table:number-columns-repeated="2" table:style-name="ce35" office:value-type="float" office:value="435" calcext:value-type="float">
            <text:p><text:s text:c="3"/>43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130" calcext:value-type="float">
            <text:p><text:s text:c="3"/>9,130</text:p>
          </table:table-cell>
          <table:table-cell table:style-name="ce36" office:value-type="float" office:value="8633" calcext:value-type="float">
            <text:p><text:s text:c="3"/>8,633</text:p>
          </table:table-cell>
          <table:table-cell table:style-name="ce36" office:value-type="float" office:value="8627" calcext:value-type="float">
            <text:p><text:s text:c="3"/>8,62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33" calcext:value-type="float">
            <text:p><text:s text:c="3"/>133</text:p>
          </table:table-cell>
          <table:table-cell table:style-name="ce36" office:value-type="float" office:value="229" calcext:value-type="float">
            <text:p><text:s text:c="3"/>22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27" calcext:value-type="float">
            <text:p><text:s text:c="3"/>227</text:p>
          </table:table-cell>
          <table:table-cell table:style-name="ce36" office:value-type="float" office:value="8982" calcext:value-type="float">
            <text:p><text:s text:c="3"/>8,982</text:p>
          </table:table-cell>
          <table:table-cell table:style-name="ce36" office:value-type="float" office:value="8505" calcext:value-type="float">
            <text:p><text:s text:c="3"/>8,505</text:p>
          </table:table-cell>
          <table:table-cell table:style-name="ce36" office:value-type="float" office:value="8499" calcext:value-type="float">
            <text:p><text:s text:c="3"/>8,499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7" calcext:value-type="float">
            <text:p><text:s text:c="3"/>97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356" calcext:value-type="float">
            <text:p><text:s text:c="3"/>356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345" calcext:value-type="float">
            <text:p><text:s text:c="3"/>34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15" calcext:value-type="float">
            <text:p><text:s text:c="3"/>215</text:p>
          </table:table-cell>
          <table:table-cell table:style-name="ce36" office:value-type="float" office:value="148" calcext:value-type="float">
            <text:p><text:s text:c="3"/>148</text:p>
          </table:table-cell>
          <table:table-cell table:number-columns-repeated="2" table:style-name="ce36" office:value-type="float" office:value="128" calcext:value-type="float">
            <text:p><text:s text:c="3"/>12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316" calcext:value-type="float">
            <text:p><text:s text:c="3"/>9,316</text:p>
          </table:table-cell>
          <table:table-cell table:style-name="ce36" office:value-type="float" office:value="8334" calcext:value-type="float">
            <text:p><text:s text:c="3"/>8,334</text:p>
          </table:table-cell>
          <table:table-cell table:style-name="ce36" office:value-type="float" office:value="8333" calcext:value-type="float">
            <text:p><text:s text:c="3"/>8,33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67" calcext:value-type="float">
            <text:p><text:s text:c="3"/>267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675" calcext:value-type="float">
            <text:p><text:s text:c="3"/>675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547" calcext:value-type="float">
            <text:p><text:s text:c="3"/>547</text:p>
          </table:table-cell>
          <table:table-cell table:style-name="ce36" office:value-type="float" office:value="613" calcext:value-type="float">
            <text:p><text:s text:c="3"/>613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8982" calcext:value-type="float">
            <text:p><text:s text:c="3"/>8,982</text:p>
          </table:table-cell>
          <table:table-cell table:style-name="ce36" office:value-type="float" office:value="8027" calcext:value-type="float">
            <text:p><text:s text:c="3"/>8,027</text:p>
          </table:table-cell>
          <table:table-cell table:style-name="ce36" office:value-type="float" office:value="8026" calcext:value-type="float">
            <text:p><text:s text:c="3"/>8,02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62" calcext:value-type="float">
            <text:p><text:s text:c="3"/>262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657" calcext:value-type="float">
            <text:p><text:s text:c="3"/>657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32" calcext:value-type="float">
            <text:p><text:s text:c="3"/>532</text:p>
          </table:table-cell>
          <table:table-cell table:style-name="ce36" office:value-type="float" office:value="599" calcext:value-type="float">
            <text:p><text:s text:c="3"/>599</text:p>
          </table:table-cell>
          <table:table-cell table:style-name="ce36" office:value-type="float" office:value="124" calcext:value-type="float">
            <text:p><text:s text:c="3"/>124</text:p>
          </table:table-cell>
          <table:table-cell table:style-name="ce36" office:value-type="float" office:value="475" calcext:value-type="float">
            <text:p><text:s text:c="3"/>475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number-columns-repeated="2" table:style-name="ce36" office:value-type="float" office:value="307" calcext:value-type="float">
            <text:p><text:s text:c="3"/>30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446" calcext:value-type="float">
            <text:p><text:s text:c="3"/>18,446</text:p>
          </table:table-cell>
          <table:table-cell table:style-name="ce37" office:value-type="float" office:value="16967" calcext:value-type="float">
            <text:p><text:s text:c="3"/>16,967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68" calcext:value-type="float">
            <text:p><text:s text:c="3"/>368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284" calcext:value-type="float">
            <text:p><text:s text:c="3"/>284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1046" calcext:value-type="float">
            <text:p><text:s text:c="3"/>1,04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907" calcext:value-type="float">
            <text:p><text:s text:c="3"/>907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619" calcext:value-type="float">
            <text:p><text:s text:c="3"/>619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532" calcext:value-type="float">
            <text:p><text:s text:c="3"/>16,532</text:p>
          </table:table-cell>
          <table:table-cell table:style-name="ce37" office:value-type="float" office:value="16525" calcext:value-type="float">
            <text:p><text:s text:c="3"/>16,52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1013" calcext:value-type="float">
            <text:p><text:s text:c="3"/>1,013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605" calcext:value-type="float">
            <text:p><text:s text:c="3"/>605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number-columns-repeated="2" table:style-name="ce37" office:value-type="float" office:value="435" calcext:value-type="float">
            <text:p><text:s text:c="3"/>43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8633" calcext:value-type="float">
            <text:p><text:s text:c="3"/>8,633</text:p>
          </table:table-cell>
          <table:table-cell table:style-name="ce38" office:value-type="float" office:value="8627" calcext:value-type="float">
            <text:p><text:s text:c="3"/>8,62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05" calcext:value-type="float">
            <text:p><text:s text:c="3"/>8,505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28" calcext:value-type="float">
            <text:p><text:s text:c="3"/>1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16" calcext:value-type="float">
            <text:p><text:s text:c="3"/>9,316</text:p>
          </table:table-cell>
          <table:table-cell table:style-name="ce38" office:value-type="float" office:value="8334" calcext:value-type="float">
            <text:p><text:s text:c="3"/>8,334</text:p>
          </table:table-cell>
          <table:table-cell table:style-name="ce38" office:value-type="float" office:value="8333" calcext:value-type="float">
            <text:p><text:s text:c="3"/>8,3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75" calcext:value-type="float">
            <text:p><text:s text:c="3"/>675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027" calcext:value-type="float">
            <text:p><text:s text:c="3"/>8,027</text:p>
          </table:table-cell>
          <table:table-cell table:style-name="ce38" office:value-type="float" office:value="8026" calcext:value-type="float">
            <text:p><text:s text:c="3"/>8,02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number-columns-repeated="2" table:style-name="ce38" office:value-type="float" office:value="307" calcext:value-type="float">
            <text:p><text:s text:c="3"/>30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6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11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993" meta:object-count="0"/>
    <meta:generator>LibreOffice/24.2.7.2$Linux_X86_64 LibreOffice_project/420$Build-2</meta:generator>
  </office:meta>
</office:document-meta>
</file>